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4.4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ne do zadania Lab 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 – avg(x)</text:p>
          </table:table-cell>
          <table:table-cell office:value-type="string" calcext:value-type="string">
            <text:p>(X – avg(x))^2</text:p>
          </table:table-cell>
          <table:table-cell office:value-type="string" calcext:value-type="string">
            <text:p>abs(x – avg(x))</text:p>
          </table:table-cell>
          <table:table-cell table:number-columns-repeated="4"/>
        </table:table-row>
        <table:table-row table:style-name="ro1">
          <table:table-cell office:value-type="float" office:value="1.019774218" calcext:value-type="float">
            <text:p>1,019774218</text:p>
          </table:table-cell>
          <table:table-cell table:formula="of:=[.A2]^2" office:value-type="float" office:value="1.03993945569751" calcext:value-type="float">
            <text:p>1,03993945569751</text:p>
          </table:table-cell>
          <table:table-cell table:formula="of:=[.A2]-[.$I$3]" office:value-type="float" office:value="-0.0489102263900001" calcext:value-type="float">
            <text:p>-0,0489102263900001</text:p>
          </table:table-cell>
          <table:table-cell table:formula="of:=[.C2]^2" office:value-type="float" office:value="0.00239221024552106" calcext:value-type="float">
            <text:p>0,00239221024552106</text:p>
          </table:table-cell>
          <table:table-cell table:formula="of:=ABS([.C2])" office:value-type="float" office:value="0.0489102263900001" calcext:value-type="float">
            <text:p>0,0489102263900001</text:p>
          </table:table-cell>
          <table:table-cell table:number-columns-repeated="2"/>
          <table:table-cell office:value-type="string" calcext:value-type="string">
            <text:p>N =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.223507711" calcext:value-type="float">
            <text:p>2,223507711</text:p>
          </table:table-cell>
          <table:table-cell table:formula="of:=[.A3]^2" office:value-type="float" office:value="4.94398654087646" calcext:value-type="float">
            <text:p>4,94398654087646</text:p>
          </table:table-cell>
          <table:table-cell table:formula="of:=[.A3]-[.$I$3]" office:value-type="float" office:value="1.15482326661" calcext:value-type="float">
            <text:p>1,15482326661</text:p>
          </table:table-cell>
          <table:table-cell table:formula="of:=[.C3]^2" office:value-type="float" office:value="1.33361677710379" calcext:value-type="float">
            <text:p>1,33361677710379</text:p>
          </table:table-cell>
          <table:table-cell table:formula="of:=ABS([.C3])" office:value-type="float" office:value="1.15482326661" calcext:value-type="float">
            <text:p>1,15482326661</text:p>
          </table:table-cell>
          <table:table-cell table:number-columns-repeated="2"/>
          <table:table-cell office:value-type="string" calcext:value-type="string">
            <text:p>avg(x)</text:p>
          </table:table-cell>
          <table:table-cell table:formula="of:=SUM([.A2:.A101])/[.I$2]" office:value-type="float" office:value="1.06868444439" calcext:value-type="float">
            <text:p>1,06868444439</text:p>
          </table:table-cell>
        </table:table-row>
        <table:table-row table:style-name="ro1">
          <table:table-cell office:value-type="float" office:value="0.488472663" calcext:value-type="float">
            <text:p>0,488472663</text:p>
          </table:table-cell>
          <table:table-cell table:formula="of:=[.A4]^2" office:value-type="float" office:value="0.238605542498312" calcext:value-type="float">
            <text:p>0,238605542498312</text:p>
          </table:table-cell>
          <table:table-cell table:formula="of:=[.A4]-[.$I$3]" office:value-type="float" office:value="-0.58021178139" calcext:value-type="float">
            <text:p>-0,58021178139</text:p>
          </table:table-cell>
          <table:table-cell table:formula="of:=[.C4]^2" office:value-type="float" office:value="0.336645711263757" calcext:value-type="float">
            <text:p>0,336645711263757</text:p>
          </table:table-cell>
          <table:table-cell table:formula="of:=ABS([.C4])" office:value-type="float" office:value="0.58021178139" calcext:value-type="float">
            <text:p>0,58021178139</text:p>
          </table:table-cell>
          <table:table-cell table:number-columns-repeated="2"/>
          <table:table-cell office:value-type="string" calcext:value-type="string">
            <text:p>odchylenie standardowe</text:p>
          </table:table-cell>
          <table:table-cell table:formula="of:=SQRT(SUM([.D2]:[.D:.D])/[.I2])" office:value-type="float" office:value="1.03071246145449" calcext:value-type="float">
            <text:p>1,03071246145449</text:p>
          </table:table-cell>
        </table:table-row>
        <table:table-row table:style-name="ro1">
          <table:table-cell office:value-type="float" office:value="1.74774941" calcext:value-type="float">
            <text:p>1,74774941</text:p>
          </table:table-cell>
          <table:table-cell table:formula="of:=[.A5]^2" office:value-type="float" office:value="3.05462800015535" calcext:value-type="float">
            <text:p>3,05462800015535</text:p>
          </table:table-cell>
          <table:table-cell table:formula="of:=[.A5]-[.$I$3]" office:value-type="float" office:value="0.67906496561" calcext:value-type="float">
            <text:p>0,67906496561</text:p>
          </table:table-cell>
          <table:table-cell table:formula="of:=[.C5]^2" office:value-type="float" office:value="0.46112922751891" calcext:value-type="float">
            <text:p>0,46112922751891</text:p>
          </table:table-cell>
          <table:table-cell table:formula="of:=ABS([.C5])" office:value-type="float" office:value="0.67906496561" calcext:value-type="float">
            <text:p>0,67906496561</text:p>
          </table:table-cell>
          <table:table-cell table:number-columns-repeated="2"/>
          <table:table-cell office:value-type="string" calcext:value-type="string">
            <text:p>odchylenie przeciętne</text:p>
          </table:table-cell>
          <table:table-cell table:formula="of:=SUM([.E2]:[.E:.E])/[.I2]" office:value-type="float" office:value="0.7479377608236" calcext:value-type="float">
            <text:p>0,7479377608236</text:p>
          </table:table-cell>
        </table:table-row>
        <table:table-row table:style-name="ro1">
          <table:table-cell office:value-type="float" office:value="0.403842196" calcext:value-type="float">
            <text:p>0,403842196</text:p>
          </table:table-cell>
          <table:table-cell table:formula="of:=[.A6]^2" office:value-type="float" office:value="0.163088519270102" calcext:value-type="float">
            <text:p>0,163088519270102</text:p>
          </table:table-cell>
          <table:table-cell table:formula="of:=[.A6]-[.$I$3]" office:value-type="float" office:value="-0.66484224839" calcext:value-type="float">
            <text:p>-0,66484224839</text:p>
          </table:table-cell>
          <table:table-cell table:formula="of:=[.C6]^2" office:value-type="float" office:value="0.442015215244271" calcext:value-type="float">
            <text:p>0,442015215244271</text:p>
          </table:table-cell>
          <table:table-cell table:formula="of:=ABS([.C6])" office:value-type="float" office:value="0.66484224839" calcext:value-type="float">
            <text:p>0,66484224839</text:p>
          </table:table-cell>
          <table:table-cell table:number-columns-repeated="4"/>
        </table:table-row>
        <table:table-row table:style-name="ro1">
          <table:table-cell office:value-type="float" office:value="0.374325471" calcext:value-type="float">
            <text:p>0,374325471</text:p>
          </table:table-cell>
          <table:table-cell table:formula="of:=[.A7]^2" office:value-type="float" office:value="0.140119558239372" calcext:value-type="float">
            <text:p>0,140119558239372</text:p>
          </table:table-cell>
          <table:table-cell table:formula="of:=[.A7]-[.$I$3]" office:value-type="float" office:value="-0.69435897339" calcext:value-type="float">
            <text:p>-0,69435897339</text:p>
          </table:table-cell>
          <table:table-cell table:formula="of:=[.C7]^2" office:value-type="float" office:value="0.482134383927215" calcext:value-type="float">
            <text:p>0,482134383927215</text:p>
          </table:table-cell>
          <table:table-cell table:formula="of:=ABS([.C7])" office:value-type="float" office:value="0.69435897339" calcext:value-type="float">
            <text:p>0,69435897339</text:p>
          </table:table-cell>
          <table:table-cell table:number-columns-repeated="4"/>
        </table:table-row>
        <table:table-row table:style-name="ro1">
          <table:table-cell office:value-type="float" office:value="1.884994263" calcext:value-type="float">
            <text:p>1,884994263</text:p>
          </table:table-cell>
          <table:table-cell table:formula="of:=[.A8]^2" office:value-type="float" office:value="3.55320337154291" calcext:value-type="float">
            <text:p>3,55320337154291</text:p>
          </table:table-cell>
          <table:table-cell table:formula="of:=[.A8]-[.$I$3]" office:value-type="float" office:value="0.81630981861" calcext:value-type="float">
            <text:p>0,81630981861</text:p>
          </table:table-cell>
          <table:table-cell table:formula="of:=[.C8]^2" office:value-type="float" office:value="0.666361719959091" calcext:value-type="float">
            <text:p>0,666361719959091</text:p>
          </table:table-cell>
          <table:table-cell table:formula="of:=ABS([.C8])" office:value-type="float" office:value="0.81630981861" calcext:value-type="float">
            <text:p>0,81630981861</text:p>
          </table:table-cell>
          <table:table-cell table:number-columns-repeated="4"/>
        </table:table-row>
        <table:table-row table:style-name="ro1">
          <table:table-cell office:value-type="float" office:value="0.678676042" calcext:value-type="float">
            <text:p>0,678676042</text:p>
          </table:table-cell>
          <table:table-cell table:formula="of:=[.A9]^2" office:value-type="float" office:value="0.460601169984786" calcext:value-type="float">
            <text:p>0,460601169984786</text:p>
          </table:table-cell>
          <table:table-cell table:formula="of:=[.A9]-[.$I$3]" office:value-type="float" office:value="-0.39000840239" calcext:value-type="float">
            <text:p>-0,39000840239</text:p>
          </table:table-cell>
          <table:table-cell table:formula="of:=[.C9]^2" office:value-type="float" office:value="0.1521065539348" calcext:value-type="float">
            <text:p>0,1521065539348</text:p>
          </table:table-cell>
          <table:table-cell table:formula="of:=ABS([.C9])" office:value-type="float" office:value="0.39000840239" calcext:value-type="float">
            <text:p>0,39000840239</text:p>
          </table:table-cell>
          <table:table-cell table:number-columns-repeated="4"/>
        </table:table-row>
        <table:table-row table:style-name="ro1">
          <table:table-cell office:value-type="float" office:value="0.141333222" calcext:value-type="float">
            <text:p>0,141333222</text:p>
          </table:table-cell>
          <table:table-cell table:formula="of:=[.A10]^2" office:value-type="float" office:value="0.0199750796409013" calcext:value-type="float">
            <text:p>0,0199750796409013</text:p>
          </table:table-cell>
          <table:table-cell table:formula="of:=[.A10]-[.$I$3]" office:value-type="float" office:value="-0.92735122239" calcext:value-type="float">
            <text:p>-0,92735122239</text:p>
          </table:table-cell>
          <table:table-cell table:formula="of:=[.C10]^2" office:value-type="float" office:value="0.859980289668228" calcext:value-type="float">
            <text:p>0,859980289668228</text:p>
          </table:table-cell>
          <table:table-cell table:formula="of:=ABS([.C10])" office:value-type="float" office:value="0.92735122239" calcext:value-type="float">
            <text:p>0,92735122239</text:p>
          </table:table-cell>
          <table:table-cell table:number-columns-repeated="4"/>
        </table:table-row>
        <table:table-row table:style-name="ro1">
          <table:table-cell office:value-type="float" office:value="0.128236588" calcext:value-type="float">
            <text:p>0,128236588</text:p>
          </table:table-cell>
          <table:table-cell table:formula="of:=[.A11]^2" office:value-type="float" office:value="0.0164446225018817" calcext:value-type="float">
            <text:p>0,0164446225018817</text:p>
          </table:table-cell>
          <table:table-cell table:formula="of:=[.A11]-[.$I$3]" office:value-type="float" office:value="-0.94044785639" calcext:value-type="float">
            <text:p>-0,94044785639</text:p>
          </table:table-cell>
          <table:table-cell table:formula="of:=[.C11]^2" office:value-type="float" office:value="0.884442170588546" calcext:value-type="float">
            <text:p>0,884442170588546</text:p>
          </table:table-cell>
          <table:table-cell table:formula="of:=ABS([.C11])" office:value-type="float" office:value="0.94044785639" calcext:value-type="float">
            <text:p>0,94044785639</text:p>
          </table:table-cell>
          <table:table-cell table:number-columns-repeated="4"/>
        </table:table-row>
        <table:table-row table:style-name="ro1">
          <table:table-cell office:value-type="float" office:value="0.125794334" calcext:value-type="float">
            <text:p>0,125794334</text:p>
          </table:table-cell>
          <table:table-cell table:formula="of:=[.A12]^2" office:value-type="float" office:value="0.0158242144665036" calcext:value-type="float">
            <text:p>0,0158242144665036</text:p>
          </table:table-cell>
          <table:table-cell table:formula="of:=[.A12]-[.$I$3]" office:value-type="float" office:value="-0.94289011039" calcext:value-type="float">
            <text:p>-0,94289011039</text:p>
          </table:table-cell>
          <table:table-cell table:formula="of:=[.C12]^2" office:value-type="float" office:value="0.889041760271267" calcext:value-type="float">
            <text:p>0,889041760271267</text:p>
          </table:table-cell>
          <table:table-cell table:formula="of:=ABS([.C12])" office:value-type="float" office:value="0.94289011039" calcext:value-type="float">
            <text:p>0,94289011039</text:p>
          </table:table-cell>
          <table:table-cell table:number-columns-repeated="4"/>
        </table:table-row>
        <table:table-row table:style-name="ro1">
          <table:table-cell office:value-type="float" office:value="1.228234926" calcext:value-type="float">
            <text:p>1,228234926</text:p>
          </table:table-cell>
          <table:table-cell table:formula="of:=[.A13]^2" office:value-type="float" office:value="1.50856103344623" calcext:value-type="float">
            <text:p>1,50856103344623</text:p>
          </table:table-cell>
          <table:table-cell table:formula="of:=[.A13]-[.$I$3]" office:value-type="float" office:value="0.15955048161" calcext:value-type="float">
            <text:p>0,15955048161</text:p>
          </table:table-cell>
          <table:table-cell table:formula="of:=[.C13]^2" office:value-type="float" office:value="0.0254563561819829" calcext:value-type="float">
            <text:p>0,0254563561819829</text:p>
          </table:table-cell>
          <table:table-cell table:formula="of:=ABS([.C13])" office:value-type="float" office:value="0.15955048161" calcext:value-type="float">
            <text:p>0,15955048161</text:p>
          </table:table-cell>
          <table:table-cell table:number-columns-repeated="4"/>
        </table:table-row>
        <table:table-row table:style-name="ro1">
          <table:table-cell office:value-type="float" office:value="1.065333955" calcext:value-type="float">
            <text:p>1,065333955</text:p>
          </table:table-cell>
          <table:table-cell table:formula="of:=[.A14]^2" office:value-type="float" office:value="1.13493643567594" calcext:value-type="float">
            <text:p>1,13493643567594</text:p>
          </table:table-cell>
          <table:table-cell table:formula="of:=[.A14]-[.$I$3]" office:value-type="float" office:value="-0.00335048939000004" calcext:value-type="float">
            <text:p>-0,00335048939000004</text:p>
          </table:table-cell>
          <table:table-cell table:formula="of:=[.C14]^2" office:value-type="float" office:value="0.0000112257791525029" calcext:value-type="float">
            <text:p>1,12257791525029E-05</text:p>
          </table:table-cell>
          <table:table-cell table:formula="of:=ABS([.C14])" office:value-type="float" office:value="0.00335048939000004" calcext:value-type="float">
            <text:p>0,00335048939000004</text:p>
          </table:table-cell>
          <table:table-cell table:number-columns-repeated="4"/>
        </table:table-row>
        <table:table-row table:style-name="ro1">
          <table:table-cell office:value-type="float" office:value="0.717793" calcext:value-type="float">
            <text:p>0,717793</text:p>
          </table:table-cell>
          <table:table-cell table:formula="of:=[.A15]^2" office:value-type="float" office:value="0.515226790849" calcext:value-type="float">
            <text:p>0,515226790849</text:p>
          </table:table-cell>
          <table:table-cell table:formula="of:=[.A15]-[.$I$3]" office:value-type="float" office:value="-0.35089144439" calcext:value-type="float">
            <text:p>-0,35089144439</text:p>
          </table:table-cell>
          <table:table-cell table:formula="of:=[.C15]^2" office:value-type="float" office:value="0.123124805746101" calcext:value-type="float">
            <text:p>0,123124805746101</text:p>
          </table:table-cell>
          <table:table-cell table:formula="of:=ABS([.C15])" office:value-type="float" office:value="0.35089144439" calcext:value-type="float">
            <text:p>0,35089144439</text:p>
          </table:table-cell>
          <table:table-cell table:number-columns-repeated="4"/>
        </table:table-row>
        <table:table-row table:style-name="ro1">
          <table:table-cell office:value-type="float" office:value="1.977206977" calcext:value-type="float">
            <text:p>1,977206977</text:p>
          </table:table-cell>
          <table:table-cell table:formula="of:=[.A16]^2" office:value-type="float" office:value="3.90934742989748" calcext:value-type="float">
            <text:p>3,90934742989748</text:p>
          </table:table-cell>
          <table:table-cell table:formula="of:=[.A16]-[.$I$3]" office:value-type="float" office:value="0.90852253261" calcext:value-type="float">
            <text:p>0,90852253261</text:p>
          </table:table-cell>
          <table:table-cell table:formula="of:=[.C16]^2" office:value-type="float" office:value="0.825413192260088" calcext:value-type="float">
            <text:p>0,825413192260088</text:p>
          </table:table-cell>
          <table:table-cell table:formula="of:=ABS([.C16])" office:value-type="float" office:value="0.90852253261" calcext:value-type="float">
            <text:p>0,90852253261</text:p>
          </table:table-cell>
          <table:table-cell table:number-columns-repeated="4"/>
        </table:table-row>
        <table:table-row table:style-name="ro1">
          <table:table-cell office:value-type="float" office:value="1.778943918" calcext:value-type="float">
            <text:p>1,778943918</text:p>
          </table:table-cell>
          <table:table-cell table:formula="of:=[.A17]^2" office:value-type="float" office:value="3.16464146338919" calcext:value-type="float">
            <text:p>3,16464146338919</text:p>
          </table:table-cell>
          <table:table-cell table:formula="of:=[.A17]-[.$I$3]" office:value-type="float" office:value="0.71025947361" calcext:value-type="float">
            <text:p>0,71025947361</text:p>
          </table:table-cell>
          <table:table-cell table:formula="of:=[.C17]^2" office:value-type="float" office:value="0.504468519852754" calcext:value-type="float">
            <text:p>0,504468519852754</text:p>
          </table:table-cell>
          <table:table-cell table:formula="of:=ABS([.C17])" office:value-type="float" office:value="0.71025947361" calcext:value-type="float">
            <text:p>0,71025947361</text:p>
          </table:table-cell>
          <table:table-cell table:number-columns-repeated="4"/>
        </table:table-row>
        <table:table-row table:style-name="ro1">
          <table:table-cell office:value-type="float" office:value="1.552895768" calcext:value-type="float">
            <text:p>1,552895768</text:p>
          </table:table-cell>
          <table:table-cell table:formula="of:=[.A18]^2" office:value-type="float" office:value="2.41148526627231" calcext:value-type="float">
            <text:p>2,41148526627231</text:p>
          </table:table-cell>
          <table:table-cell table:formula="of:=[.A18]-[.$I$3]" office:value-type="float" office:value="0.48421132361" calcext:value-type="float">
            <text:p>0,48421132361</text:p>
          </table:table-cell>
          <table:table-cell table:formula="of:=[.C18]^2" office:value-type="float" office:value="0.234460605912148" calcext:value-type="float">
            <text:p>0,234460605912148</text:p>
          </table:table-cell>
          <table:table-cell table:formula="of:=ABS([.C18])" office:value-type="float" office:value="0.48421132361" calcext:value-type="float">
            <text:p>0,48421132361</text:p>
          </table:table-cell>
          <table:table-cell table:number-columns-repeated="4"/>
        </table:table-row>
        <table:table-row table:style-name="ro1">
          <table:table-cell office:value-type="float" office:value="0.403429462" calcext:value-type="float">
            <text:p>0,403429462</text:p>
          </table:table-cell>
          <table:table-cell table:formula="of:=[.A19]^2" office:value-type="float" office:value="0.162755330809609" calcext:value-type="float">
            <text:p>0,162755330809609</text:p>
          </table:table-cell>
          <table:table-cell table:formula="of:=[.A19]-[.$I$3]" office:value-type="float" office:value="-0.66525498239" calcext:value-type="float">
            <text:p>-0,66525498239</text:p>
          </table:table-cell>
          <table:table-cell table:formula="of:=[.C19]^2" office:value-type="float" office:value="0.442564191594719" calcext:value-type="float">
            <text:p>0,442564191594719</text:p>
          </table:table-cell>
          <table:table-cell table:formula="of:=ABS([.C19])" office:value-type="float" office:value="0.66525498239" calcext:value-type="float">
            <text:p>0,66525498239</text:p>
          </table:table-cell>
          <table:table-cell table:number-columns-repeated="4"/>
        </table:table-row>
        <table:table-row table:style-name="ro1">
          <table:table-cell office:value-type="float" office:value="3.854335006" calcext:value-type="float">
            <text:p>3,854335006</text:p>
          </table:table-cell>
          <table:table-cell table:formula="of:=[.A20]^2" office:value-type="float" office:value="14.855898338477" calcext:value-type="float">
            <text:p>14,855898338477</text:p>
          </table:table-cell>
          <table:table-cell table:formula="of:=[.A20]-[.$I$3]" office:value-type="float" office:value="2.78565056161" calcext:value-type="float">
            <text:p>2,78565056161</text:p>
          </table:table-cell>
          <table:table-cell table:formula="of:=[.C20]^2" office:value-type="float" office:value="7.75984905139811" calcext:value-type="float">
            <text:p>7,75984905139811</text:p>
          </table:table-cell>
          <table:table-cell table:formula="of:=ABS([.C20])" office:value-type="float" office:value="2.78565056161" calcext:value-type="float">
            <text:p>2,78565056161</text:p>
          </table:table-cell>
          <table:table-cell table:number-columns-repeated="4"/>
        </table:table-row>
        <table:table-row table:style-name="ro1">
          <table:table-cell office:value-type="float" office:value="0.582151878" calcext:value-type="float">
            <text:p>0,582151878</text:p>
          </table:table-cell>
          <table:table-cell table:formula="of:=[.A21]^2" office:value-type="float" office:value="0.338900809058927" calcext:value-type="float">
            <text:p>0,338900809058927</text:p>
          </table:table-cell>
          <table:table-cell table:formula="of:=[.A21]-[.$I$3]" office:value-type="float" office:value="-0.48653256639" calcext:value-type="float">
            <text:p>-0,48653256639</text:p>
          </table:table-cell>
          <table:table-cell table:formula="of:=[.C21]^2" office:value-type="float" office:value="0.23671393815804" calcext:value-type="float">
            <text:p>0,23671393815804</text:p>
          </table:table-cell>
          <table:table-cell table:formula="of:=ABS([.C21])" office:value-type="float" office:value="0.48653256639" calcext:value-type="float">
            <text:p>0,48653256639</text:p>
          </table:table-cell>
          <table:table-cell table:number-columns-repeated="4"/>
        </table:table-row>
        <table:table-row table:style-name="ro1">
          <table:table-cell office:value-type="float" office:value="1.089527018" calcext:value-type="float">
            <text:p>1,089527018</text:p>
          </table:table-cell>
          <table:table-cell table:formula="of:=[.A22]^2" office:value-type="float" office:value="1.18706912295197" calcext:value-type="float">
            <text:p>1,18706912295197</text:p>
          </table:table-cell>
          <table:table-cell table:formula="of:=[.A22]-[.$I$3]" office:value-type="float" office:value="0.02084257361" calcext:value-type="float">
            <text:p>0,02084257361</text:p>
          </table:table-cell>
          <table:table-cell table:formula="of:=[.C22]^2" office:value-type="float" office:value="0.000434412874688267" calcext:value-type="float">
            <text:p>0,000434412874688267</text:p>
          </table:table-cell>
          <table:table-cell table:formula="of:=ABS([.C22])" office:value-type="float" office:value="0.02084257361" calcext:value-type="float">
            <text:p>0,02084257361</text:p>
          </table:table-cell>
          <table:table-cell table:number-columns-repeated="4"/>
        </table:table-row>
        <table:table-row table:style-name="ro1">
          <table:table-cell office:value-type="float" office:value="0.145249524" calcext:value-type="float">
            <text:p>0,145249524</text:p>
          </table:table-cell>
          <table:table-cell table:formula="of:=[.A23]^2" office:value-type="float" office:value="0.0210974242222266" calcext:value-type="float">
            <text:p>0,0210974242222266</text:p>
          </table:table-cell>
          <table:table-cell table:formula="of:=[.A23]-[.$I$3]" office:value-type="float" office:value="-0.92343492039" calcext:value-type="float">
            <text:p>-0,92343492039</text:p>
          </table:table-cell>
          <table:table-cell table:formula="of:=[.C23]^2" office:value-type="float" office:value="0.852732052195686" calcext:value-type="float">
            <text:p>0,852732052195686</text:p>
          </table:table-cell>
          <table:table-cell table:formula="of:=ABS([.C23])" office:value-type="float" office:value="0.92343492039" calcext:value-type="float">
            <text:p>0,92343492039</text:p>
          </table:table-cell>
          <table:table-cell table:number-columns-repeated="4"/>
        </table:table-row>
        <table:table-row table:style-name="ro1">
          <table:table-cell office:value-type="float" office:value="0.260508712" calcext:value-type="float">
            <text:p>0,260508712</text:p>
          </table:table-cell>
          <table:table-cell table:formula="of:=[.A24]^2" office:value-type="float" office:value="0.0678647890278989" calcext:value-type="float">
            <text:p>0,0678647890278989</text:p>
          </table:table-cell>
          <table:table-cell table:formula="of:=[.A24]-[.$I$3]" office:value-type="float" office:value="-0.80817573239" calcext:value-type="float">
            <text:p>-0,80817573239</text:p>
          </table:table-cell>
          <table:table-cell table:formula="of:=[.C24]^2" office:value-type="float" office:value="0.653148014424113" calcext:value-type="float">
            <text:p>0,653148014424113</text:p>
          </table:table-cell>
          <table:table-cell table:formula="of:=ABS([.C24])" office:value-type="float" office:value="0.80817573239" calcext:value-type="float">
            <text:p>0,80817573239</text:p>
          </table:table-cell>
          <table:table-cell table:number-columns-repeated="4"/>
        </table:table-row>
        <table:table-row table:style-name="ro1">
          <table:table-cell office:value-type="float" office:value="0.261632898" calcext:value-type="float">
            <text:p>0,261632898</text:p>
          </table:table-cell>
          <table:table-cell table:formula="of:=[.A25]^2" office:value-type="float" office:value="0.0684517733158784" calcext:value-type="float">
            <text:p>0,0684517733158784</text:p>
          </table:table-cell>
          <table:table-cell table:formula="of:=[.A25]-[.$I$3]" office:value-type="float" office:value="-0.80705154639" calcext:value-type="float">
            <text:p>-0,80705154639</text:p>
          </table:table-cell>
          <table:table-cell table:formula="of:=[.C25]^2" office:value-type="float" office:value="0.651332198530491" calcext:value-type="float">
            <text:p>0,651332198530491</text:p>
          </table:table-cell>
          <table:table-cell table:formula="of:=ABS([.C25])" office:value-type="float" office:value="0.80705154639" calcext:value-type="float">
            <text:p>0,80705154639</text:p>
          </table:table-cell>
          <table:table-cell table:number-columns-repeated="4"/>
        </table:table-row>
        <table:table-row table:style-name="ro1">
          <table:table-cell office:value-type="float" office:value="0.114285572" calcext:value-type="float">
            <text:p>0,114285572</text:p>
          </table:table-cell>
          <table:table-cell table:formula="of:=[.A26]^2" office:value-type="float" office:value="0.0130611919673672" calcext:value-type="float">
            <text:p>0,0130611919673672</text:p>
          </table:table-cell>
          <table:table-cell table:formula="of:=[.A26]-[.$I$3]" office:value-type="float" office:value="-0.95439887239" calcext:value-type="float">
            <text:p>-0,95439887239</text:p>
          </table:table-cell>
          <table:table-cell table:formula="of:=[.C26]^2" office:value-type="float" office:value="0.910877207619304" calcext:value-type="float">
            <text:p>0,910877207619304</text:p>
          </table:table-cell>
          <table:table-cell table:formula="of:=ABS([.C26])" office:value-type="float" office:value="0.95439887239" calcext:value-type="float">
            <text:p>0,95439887239</text:p>
          </table:table-cell>
          <table:table-cell table:number-columns-repeated="4"/>
        </table:table-row>
        <table:table-row table:style-name="ro1">
          <table:table-cell office:value-type="float" office:value="0.384420788" calcext:value-type="float">
            <text:p>0,384420788</text:p>
          </table:table-cell>
          <table:table-cell table:formula="of:=[.A27]^2" office:value-type="float" office:value="0.147779342246541" calcext:value-type="float">
            <text:p>0,147779342246541</text:p>
          </table:table-cell>
          <table:table-cell table:formula="of:=[.A27]-[.$I$3]" office:value-type="float" office:value="-0.68426365639" calcext:value-type="float">
            <text:p>-0,68426365639</text:p>
          </table:table-cell>
          <table:table-cell table:formula="of:=[.C27]^2" office:value-type="float" office:value="0.468216751456212" calcext:value-type="float">
            <text:p>0,468216751456212</text:p>
          </table:table-cell>
          <table:table-cell table:formula="of:=ABS([.C27])" office:value-type="float" office:value="0.68426365639" calcext:value-type="float">
            <text:p>0,68426365639</text:p>
          </table:table-cell>
          <table:table-cell table:number-columns-repeated="4"/>
        </table:table-row>
        <table:table-row table:style-name="ro1">
          <table:table-cell office:value-type="float" office:value="0.644288948" calcext:value-type="float">
            <text:p>0,644288948</text:p>
          </table:table-cell>
          <table:table-cell table:formula="of:=[.A28]^2" office:value-type="float" office:value="0.415108248514947" calcext:value-type="float">
            <text:p>0,415108248514947</text:p>
          </table:table-cell>
          <table:table-cell table:formula="of:=[.A28]-[.$I$3]" office:value-type="float" office:value="-0.42439549639" calcext:value-type="float">
            <text:p>-0,42439549639</text:p>
          </table:table-cell>
          <table:table-cell table:formula="of:=[.C28]^2" office:value-type="float" office:value="0.180111537356115" calcext:value-type="float">
            <text:p>0,180111537356115</text:p>
          </table:table-cell>
          <table:table-cell table:formula="of:=ABS([.C28])" office:value-type="float" office:value="0.42439549639" calcext:value-type="float">
            <text:p>0,42439549639</text:p>
          </table:table-cell>
          <table:table-cell table:number-columns-repeated="4"/>
        </table:table-row>
        <table:table-row table:style-name="ro1">
          <table:table-cell office:value-type="float" office:value="0.840572166" calcext:value-type="float">
            <text:p>0,840572166</text:p>
          </table:table-cell>
          <table:table-cell table:formula="of:=[.A29]^2" office:value-type="float" office:value="0.706561566253932" calcext:value-type="float">
            <text:p>0,706561566253932</text:p>
          </table:table-cell>
          <table:table-cell table:formula="of:=[.A29]-[.$I$3]" office:value-type="float" office:value="-0.22811227839" calcext:value-type="float">
            <text:p>-0,22811227839</text:p>
          </table:table-cell>
          <table:table-cell table:formula="of:=[.C29]^2" office:value-type="float" office:value="0.0520352115522769" calcext:value-type="float">
            <text:p>0,0520352115522769</text:p>
          </table:table-cell>
          <table:table-cell table:formula="of:=ABS([.C29])" office:value-type="float" office:value="0.22811227839" calcext:value-type="float">
            <text:p>0,22811227839</text:p>
          </table:table-cell>
          <table:table-cell table:number-columns-repeated="4"/>
        </table:table-row>
        <table:table-row table:style-name="ro1">
          <table:table-cell office:value-type="float" office:value="0.258872633" calcext:value-type="float">
            <text:p>0,258872633</text:p>
          </table:table-cell>
          <table:table-cell table:formula="of:=[.A30]^2" office:value-type="float" office:value="0.0670150401163527" calcext:value-type="float">
            <text:p>0,0670150401163527</text:p>
          </table:table-cell>
          <table:table-cell table:formula="of:=[.A30]-[.$I$3]" office:value-type="float" office:value="-0.80981181139" calcext:value-type="float">
            <text:p>-0,80981181139</text:p>
          </table:table-cell>
          <table:table-cell table:formula="of:=[.C30]^2" office:value-type="float" office:value="0.655795169866753" calcext:value-type="float">
            <text:p>0,655795169866753</text:p>
          </table:table-cell>
          <table:table-cell table:formula="of:=ABS([.C30])" office:value-type="float" office:value="0.80981181139" calcext:value-type="float">
            <text:p>0,80981181139</text:p>
          </table:table-cell>
          <table:table-cell table:number-columns-repeated="4"/>
        </table:table-row>
        <table:table-row table:style-name="ro1">
          <table:table-cell office:value-type="float" office:value="1.472218927" calcext:value-type="float">
            <text:p>1,472218927</text:p>
          </table:table-cell>
          <table:table-cell table:formula="of:=[.A31]^2" office:value-type="float" office:value="2.16742856901703" calcext:value-type="float">
            <text:p>2,16742856901703</text:p>
          </table:table-cell>
          <table:table-cell table:formula="of:=[.A31]-[.$I$3]" office:value-type="float" office:value="0.40353448261" calcext:value-type="float">
            <text:p>0,40353448261</text:p>
          </table:table-cell>
          <table:table-cell table:formula="of:=[.C31]^2" office:value-type="float" office:value="0.16284007865532" calcext:value-type="float">
            <text:p>0,16284007865532</text:p>
          </table:table-cell>
          <table:table-cell table:formula="of:=ABS([.C31])" office:value-type="float" office:value="0.40353448261" calcext:value-type="float">
            <text:p>0,40353448261</text:p>
          </table:table-cell>
          <table:table-cell table:number-columns-repeated="4"/>
        </table:table-row>
        <table:table-row table:style-name="ro1">
          <table:table-cell office:value-type="float" office:value="4.045043915" calcext:value-type="float">
            <text:p>4,045043915</text:p>
          </table:table-cell>
          <table:table-cell table:formula="of:=[.A32]^2" office:value-type="float" office:value="16.3623802742785" calcext:value-type="float">
            <text:p>16,3623802742785</text:p>
          </table:table-cell>
          <table:table-cell table:formula="of:=[.A32]-[.$I$3]" office:value-type="float" office:value="2.97635947061" calcext:value-type="float">
            <text:p>2,97635947061</text:p>
          </table:table-cell>
          <table:table-cell table:formula="of:=[.C32]^2" office:value-type="float" office:value="8.85871569828984" calcext:value-type="float">
            <text:p>8,85871569828984</text:p>
          </table:table-cell>
          <table:table-cell table:formula="of:=ABS([.C32])" office:value-type="float" office:value="2.97635947061" calcext:value-type="float">
            <text:p>2,97635947061</text:p>
          </table:table-cell>
          <table:table-cell table:number-columns-repeated="4"/>
        </table:table-row>
        <table:table-row table:style-name="ro1">
          <table:table-cell office:value-type="float" office:value="1.521298611" calcext:value-type="float">
            <text:p>1,521298611</text:p>
          </table:table-cell>
          <table:table-cell table:formula="of:=[.A33]^2" office:value-type="float" office:value="2.31434946383053" calcext:value-type="float">
            <text:p>2,31434946383053</text:p>
          </table:table-cell>
          <table:table-cell table:formula="of:=[.A33]-[.$I$3]" office:value-type="float" office:value="0.45261416661" calcext:value-type="float">
            <text:p>0,45261416661</text:p>
          </table:table-cell>
          <table:table-cell table:formula="of:=[.C33]^2" office:value-type="float" office:value="0.204859583816065" calcext:value-type="float">
            <text:p>0,204859583816065</text:p>
          </table:table-cell>
          <table:table-cell table:formula="of:=ABS([.C33])" office:value-type="float" office:value="0.45261416661" calcext:value-type="float">
            <text:p>0,45261416661</text:p>
          </table:table-cell>
          <table:table-cell table:number-columns-repeated="4"/>
        </table:table-row>
        <table:table-row table:style-name="ro1">
          <table:table-cell office:value-type="float" office:value="0.857117478" calcext:value-type="float">
            <text:p>0,857117478</text:p>
          </table:table-cell>
          <table:table-cell table:formula="of:=[.A34]^2" office:value-type="float" office:value="0.734650371093081" calcext:value-type="float">
            <text:p>0,734650371093081</text:p>
          </table:table-cell>
          <table:table-cell table:formula="of:=[.A34]-[.$I$3]" office:value-type="float" office:value="-0.21156696639" calcext:value-type="float">
            <text:p>-0,21156696639</text:p>
          </table:table-cell>
          <table:table-cell table:formula="of:=[.C34]^2" office:value-type="float" office:value="0.0447605812674674" calcext:value-type="float">
            <text:p>0,0447605812674674</text:p>
          </table:table-cell>
          <table:table-cell table:formula="of:=ABS([.C34])" office:value-type="float" office:value="0.21156696639" calcext:value-type="float">
            <text:p>0,21156696639</text:p>
          </table:table-cell>
          <table:table-cell table:number-columns-repeated="4"/>
        </table:table-row>
        <table:table-row table:style-name="ro1">
          <table:table-cell office:value-type="float" office:value="0.995446508" calcext:value-type="float">
            <text:p>0,995446508</text:p>
          </table:table-cell>
          <table:table-cell table:formula="of:=[.A35]^2" office:value-type="float" office:value="0.990913750289394" calcext:value-type="float">
            <text:p>0,990913750289394</text:p>
          </table:table-cell>
          <table:table-cell table:formula="of:=[.A35]-[.$I$3]" office:value-type="float" office:value="-0.0732379363900001" calcext:value-type="float">
            <text:p>-0,0732379363900001</text:p>
          </table:table-cell>
          <table:table-cell table:formula="of:=[.C35]^2" office:value-type="float" office:value="0.0053637953266657" calcext:value-type="float">
            <text:p>0,0053637953266657</text:p>
          </table:table-cell>
          <table:table-cell table:formula="of:=ABS([.C35])" office:value-type="float" office:value="0.0732379363900001" calcext:value-type="float">
            <text:p>0,0732379363900001</text:p>
          </table:table-cell>
          <table:table-cell table:number-columns-repeated="4"/>
        </table:table-row>
        <table:table-row table:style-name="ro1">
          <table:table-cell office:value-type="float" office:value="0.049143678" calcext:value-type="float">
            <text:p>0,049143678</text:p>
          </table:table-cell>
          <table:table-cell table:formula="of:=[.A36]^2" office:value-type="float" office:value="0.00241510108736768" calcext:value-type="float">
            <text:p>0,00241510108736768</text:p>
          </table:table-cell>
          <table:table-cell table:formula="of:=[.A36]-[.$I$3]" office:value-type="float" office:value="-1.01954076639" calcext:value-type="float">
            <text:p>-1,01954076639</text:p>
          </table:table-cell>
          <table:table-cell table:formula="of:=[.C36]^2" office:value-type="float" office:value="1.03946337433111" calcext:value-type="float">
            <text:p>1,03946337433111</text:p>
          </table:table-cell>
          <table:table-cell table:formula="of:=ABS([.C36])" office:value-type="float" office:value="1.01954076639" calcext:value-type="float">
            <text:p>1,01954076639</text:p>
          </table:table-cell>
          <table:table-cell table:number-columns-repeated="4"/>
        </table:table-row>
        <table:table-row table:style-name="ro1">
          <table:table-cell office:value-type="float" office:value="0.540271691" calcext:value-type="float">
            <text:p>0,540271691</text:p>
          </table:table-cell>
          <table:table-cell table:formula="of:=[.A37]^2" office:value-type="float" office:value="0.291893500096" calcext:value-type="float">
            <text:p>0,291893500096</text:p>
          </table:table-cell>
          <table:table-cell table:formula="of:=[.A37]-[.$I$3]" office:value-type="float" office:value="-0.52841275339" calcext:value-type="float">
            <text:p>-0,52841275339</text:p>
          </table:table-cell>
          <table:table-cell table:formula="of:=[.C37]^2" office:value-type="float" office:value="0.279220037945201" calcext:value-type="float">
            <text:p>0,279220037945201</text:p>
          </table:table-cell>
          <table:table-cell table:formula="of:=ABS([.C37])" office:value-type="float" office:value="0.52841275339" calcext:value-type="float">
            <text:p>0,52841275339</text:p>
          </table:table-cell>
          <table:table-cell table:number-columns-repeated="4"/>
        </table:table-row>
        <table:table-row table:style-name="ro1">
          <table:table-cell office:value-type="float" office:value="0.858304188" calcext:value-type="float">
            <text:p>0,858304188</text:p>
          </table:table-cell>
          <table:table-cell table:formula="of:=[.A38]^2" office:value-type="float" office:value="0.736686079138339" calcext:value-type="float">
            <text:p>0,736686079138339</text:p>
          </table:table-cell>
          <table:table-cell table:formula="of:=[.A38]-[.$I$3]" office:value-type="float" office:value="-0.21038025639" calcext:value-type="float">
            <text:p>-0,21038025639</text:p>
          </table:table-cell>
          <table:table-cell table:formula="of:=[.C38]^2" office:value-type="float" office:value="0.0442598522787222" calcext:value-type="float">
            <text:p>0,0442598522787222</text:p>
          </table:table-cell>
          <table:table-cell table:formula="of:=ABS([.C38])" office:value-type="float" office:value="0.21038025639" calcext:value-type="float">
            <text:p>0,21038025639</text:p>
          </table:table-cell>
          <table:table-cell table:number-columns-repeated="4"/>
        </table:table-row>
        <table:table-row table:style-name="ro1">
          <table:table-cell office:value-type="float" office:value="1.073826809" calcext:value-type="float">
            <text:p>1,073826809</text:p>
          </table:table-cell>
          <table:table-cell table:formula="of:=[.A39]^2" office:value-type="float" office:value="1.15310401572712" calcext:value-type="float">
            <text:p>1,15310401572712</text:p>
          </table:table-cell>
          <table:table-cell table:formula="of:=[.A39]-[.$I$3]" office:value-type="float" office:value="0.00514236460999995" calcext:value-type="float">
            <text:p>0,00514236460999995</text:p>
          </table:table-cell>
          <table:table-cell table:formula="of:=[.C39]^2" office:value-type="float" office:value="0.0000264439137821799" calcext:value-type="float">
            <text:p>2,64439137821799E-05</text:p>
          </table:table-cell>
          <table:table-cell table:formula="of:=ABS([.C39])" office:value-type="float" office:value="0.00514236460999995" calcext:value-type="float">
            <text:p>0,00514236460999995</text:p>
          </table:table-cell>
          <table:table-cell table:number-columns-repeated="4"/>
        </table:table-row>
        <table:table-row table:style-name="ro1">
          <table:table-cell office:value-type="float" office:value="4.570702242" calcext:value-type="float">
            <text:p>4,570702242</text:p>
          </table:table-cell>
          <table:table-cell table:formula="of:=[.A40]^2" office:value-type="float" office:value="20.8913189850238" calcext:value-type="float">
            <text:p>20,8913189850238</text:p>
          </table:table-cell>
          <table:table-cell table:formula="of:=[.A40]-[.$I$3]" office:value-type="float" office:value="3.50201779761" calcext:value-type="float">
            <text:p>3,50201779761</text:p>
          </table:table-cell>
          <table:table-cell table:formula="of:=[.C40]^2" office:value-type="float" office:value="12.2641286547772" calcext:value-type="float">
            <text:p>12,2641286547772</text:p>
          </table:table-cell>
          <table:table-cell table:formula="of:=ABS([.C40])" office:value-type="float" office:value="3.50201779761" calcext:value-type="float">
            <text:p>3,50201779761</text:p>
          </table:table-cell>
          <table:table-cell table:number-columns-repeated="4"/>
        </table:table-row>
        <table:table-row table:style-name="ro1">
          <table:table-cell office:value-type="float" office:value="1.139099444" calcext:value-type="float">
            <text:p>1,139099444</text:p>
          </table:table-cell>
          <table:table-cell table:formula="of:=[.A41]^2" office:value-type="float" office:value="1.29754754332111" calcext:value-type="float">
            <text:p>1,29754754332111</text:p>
          </table:table-cell>
          <table:table-cell table:formula="of:=[.A41]-[.$I$3]" office:value-type="float" office:value="0.0704149996099999" calcext:value-type="float">
            <text:p>0,0704149996099999</text:p>
          </table:table-cell>
          <table:table-cell table:formula="of:=[.C41]^2" office:value-type="float" office:value="0.00495827217007628" calcext:value-type="float">
            <text:p>0,00495827217007628</text:p>
          </table:table-cell>
          <table:table-cell table:formula="of:=ABS([.C41])" office:value-type="float" office:value="0.0704149996099999" calcext:value-type="float">
            <text:p>0,0704149996099999</text:p>
          </table:table-cell>
          <table:table-cell table:number-columns-repeated="4"/>
        </table:table-row>
        <table:table-row table:style-name="ro1">
          <table:table-cell office:value-type="float" office:value="1.533658215" calcext:value-type="float">
            <text:p>1,533658215</text:p>
          </table:table-cell>
          <table:table-cell table:formula="of:=[.A42]^2" office:value-type="float" office:value="2.35210752043699" calcext:value-type="float">
            <text:p>2,35210752043699</text:p>
          </table:table-cell>
          <table:table-cell table:formula="of:=[.A42]-[.$I$3]" office:value-type="float" office:value="0.46497377061" calcext:value-type="float">
            <text:p>0,46497377061</text:p>
          </table:table-cell>
          <table:table-cell table:formula="of:=[.C42]^2" office:value-type="float" office:value="0.216200607355281" calcext:value-type="float">
            <text:p>0,216200607355281</text:p>
          </table:table-cell>
          <table:table-cell table:formula="of:=ABS([.C42])" office:value-type="float" office:value="0.46497377061" calcext:value-type="float">
            <text:p>0,46497377061</text:p>
          </table:table-cell>
          <table:table-cell table:number-columns-repeated="4"/>
        </table:table-row>
        <table:table-row table:style-name="ro1">
          <table:table-cell office:value-type="float" office:value="1.413991805" calcext:value-type="float">
            <text:p>1,413991805</text:p>
          </table:table-cell>
          <table:table-cell table:formula="of:=[.A43]^2" office:value-type="float" office:value="1.99937282460716" calcext:value-type="float">
            <text:p>1,99937282460716</text:p>
          </table:table-cell>
          <table:table-cell table:formula="of:=[.A43]-[.$I$3]" office:value-type="float" office:value="0.34530736061" calcext:value-type="float">
            <text:p>0,34530736061</text:p>
          </table:table-cell>
          <table:table-cell table:formula="of:=[.C43]^2" office:value-type="float" office:value="0.119237173291445" calcext:value-type="float">
            <text:p>0,119237173291445</text:p>
          </table:table-cell>
          <table:table-cell table:formula="of:=ABS([.C43])" office:value-type="float" office:value="0.34530736061" calcext:value-type="float">
            <text:p>0,34530736061</text:p>
          </table:table-cell>
          <table:table-cell table:number-columns-repeated="4"/>
        </table:table-row>
        <table:table-row table:style-name="ro1">
          <table:table-cell office:value-type="float" office:value="0.189764916" calcext:value-type="float">
            <text:p>0,189764916</text:p>
          </table:table-cell>
          <table:table-cell table:formula="of:=[.A44]^2" office:value-type="float" office:value="0.0360107233444871" calcext:value-type="float">
            <text:p>0,0360107233444871</text:p>
          </table:table-cell>
          <table:table-cell table:formula="of:=[.A44]-[.$I$3]" office:value-type="float" office:value="-0.87891952839" calcext:value-type="float">
            <text:p>-0,87891952839</text:p>
          </table:table-cell>
          <table:table-cell table:formula="of:=[.C44]^2" office:value-type="float" office:value="0.7724995373853" calcext:value-type="float">
            <text:p>0,7724995373853</text:p>
          </table:table-cell>
          <table:table-cell table:formula="of:=ABS([.C44])" office:value-type="float" office:value="0.87891952839" calcext:value-type="float">
            <text:p>0,87891952839</text:p>
          </table:table-cell>
          <table:table-cell table:number-columns-repeated="4"/>
        </table:table-row>
        <table:table-row table:style-name="ro1">
          <table:table-cell office:value-type="float" office:value="1.462284885" calcext:value-type="float">
            <text:p>1,462284885</text:p>
          </table:table-cell>
          <table:table-cell table:formula="of:=[.A45]^2" office:value-type="float" office:value="2.13827708489946" calcext:value-type="float">
            <text:p>2,13827708489946</text:p>
          </table:table-cell>
          <table:table-cell table:formula="of:=[.A45]-[.$I$3]" office:value-type="float" office:value="0.39360044061" calcext:value-type="float">
            <text:p>0,39360044061</text:p>
          </table:table-cell>
          <table:table-cell table:formula="of:=[.C45]^2" office:value-type="float" office:value="0.154921306848386" calcext:value-type="float">
            <text:p>0,154921306848386</text:p>
          </table:table-cell>
          <table:table-cell table:formula="of:=ABS([.C45])" office:value-type="float" office:value="0.39360044061" calcext:value-type="float">
            <text:p>0,39360044061</text:p>
          </table:table-cell>
          <table:table-cell table:number-columns-repeated="4"/>
        </table:table-row>
        <table:table-row table:style-name="ro1">
          <table:table-cell office:value-type="float" office:value="0.125749914" calcext:value-type="float">
            <text:p>0,125749914</text:p>
          </table:table-cell>
          <table:table-cell table:formula="of:=[.A46]^2" office:value-type="float" office:value="0.0158130408710074" calcext:value-type="float">
            <text:p>0,0158130408710074</text:p>
          </table:table-cell>
          <table:table-cell table:formula="of:=[.A46]-[.$I$3]" office:value-type="float" office:value="-0.94293453039" calcext:value-type="float">
            <text:p>-0,94293453039</text:p>
          </table:table-cell>
          <table:table-cell table:formula="of:=[.C46]^2" office:value-type="float" office:value="0.88912552860181" calcext:value-type="float">
            <text:p>0,88912552860181</text:p>
          </table:table-cell>
          <table:table-cell table:formula="of:=ABS([.C46])" office:value-type="float" office:value="0.94293453039" calcext:value-type="float">
            <text:p>0,94293453039</text:p>
          </table:table-cell>
          <table:table-cell table:number-columns-repeated="4"/>
        </table:table-row>
        <table:table-row table:style-name="ro1">
          <table:table-cell office:value-type="float" office:value="2.556178865" calcext:value-type="float">
            <text:p>2,556178865</text:p>
          </table:table-cell>
          <table:table-cell table:formula="of:=[.A47]^2" office:value-type="float" office:value="6.53405038987269" calcext:value-type="float">
            <text:p>6,53405038987269</text:p>
          </table:table-cell>
          <table:table-cell table:formula="of:=[.A47]-[.$I$3]" office:value-type="float" office:value="1.48749442061" calcext:value-type="float">
            <text:p>1,48749442061</text:p>
          </table:table-cell>
          <table:table-cell table:formula="of:=[.C47]^2" office:value-type="float" office:value="2.21263965134588" calcext:value-type="float">
            <text:p>2,21263965134588</text:p>
          </table:table-cell>
          <table:table-cell table:formula="of:=ABS([.C47])" office:value-type="float" office:value="1.48749442061" calcext:value-type="float">
            <text:p>1,48749442061</text:p>
          </table:table-cell>
          <table:table-cell table:number-columns-repeated="4"/>
        </table:table-row>
        <table:table-row table:style-name="ro1">
          <table:table-cell office:value-type="float" office:value="0.157726243" calcext:value-type="float">
            <text:p>0,157726243</text:p>
          </table:table-cell>
          <table:table-cell table:formula="of:=[.A48]^2" office:value-type="float" office:value="0.024877567730895" calcext:value-type="float">
            <text:p>0,024877567730895</text:p>
          </table:table-cell>
          <table:table-cell table:formula="of:=[.A48]-[.$I$3]" office:value-type="float" office:value="-0.91095820139" calcext:value-type="float">
            <text:p>-0,91095820139</text:p>
          </table:table-cell>
          <table:table-cell table:formula="of:=[.C48]^2" office:value-type="float" office:value="0.829844844679704" calcext:value-type="float">
            <text:p>0,829844844679704</text:p>
          </table:table-cell>
          <table:table-cell table:formula="of:=ABS([.C48])" office:value-type="float" office:value="0.91095820139" calcext:value-type="float">
            <text:p>0,91095820139</text:p>
          </table:table-cell>
          <table:table-cell table:number-columns-repeated="4"/>
        </table:table-row>
        <table:table-row table:style-name="ro1">
          <table:table-cell office:value-type="float" office:value="1.399193352" calcext:value-type="float">
            <text:p>1,399193352</text:p>
          </table:table-cell>
          <table:table-cell table:formula="of:=[.A49]^2" office:value-type="float" office:value="1.957742036281" calcext:value-type="float">
            <text:p>1,957742036281</text:p>
          </table:table-cell>
          <table:table-cell table:formula="of:=[.A49]-[.$I$3]" office:value-type="float" office:value="0.33050890761" calcext:value-type="float">
            <text:p>0,33050890761</text:p>
          </table:table-cell>
          <table:table-cell table:formula="of:=[.C49]^2" office:value-type="float" office:value="0.109236138009555" calcext:value-type="float">
            <text:p>0,109236138009555</text:p>
          </table:table-cell>
          <table:table-cell table:formula="of:=ABS([.C49])" office:value-type="float" office:value="0.33050890761" calcext:value-type="float">
            <text:p>0,33050890761</text:p>
          </table:table-cell>
          <table:table-cell table:number-columns-repeated="4"/>
        </table:table-row>
        <table:table-row table:style-name="ro1">
          <table:table-cell office:value-type="float" office:value="2.347394583" calcext:value-type="float">
            <text:p>2,347394583</text:p>
          </table:table-cell>
          <table:table-cell table:formula="of:=[.A50]^2" office:value-type="float" office:value="5.51026132829774" calcext:value-type="float">
            <text:p>5,51026132829774</text:p>
          </table:table-cell>
          <table:table-cell table:formula="of:=[.A50]-[.$I$3]" office:value-type="float" office:value="1.27871013861" calcext:value-type="float">
            <text:p>1,27871013861</text:p>
          </table:table-cell>
          <table:table-cell table:formula="of:=[.C50]^2" office:value-type="float" office:value="1.635099618584" calcext:value-type="float">
            <text:p>1,635099618584</text:p>
          </table:table-cell>
          <table:table-cell table:formula="of:=ABS([.C50])" office:value-type="float" office:value="1.27871013861" calcext:value-type="float">
            <text:p>1,27871013861</text:p>
          </table:table-cell>
          <table:table-cell table:number-columns-repeated="4"/>
        </table:table-row>
        <table:table-row table:style-name="ro1">
          <table:table-cell office:value-type="float" office:value="0.489221876" calcext:value-type="float">
            <text:p>0,489221876</text:p>
          </table:table-cell>
          <table:table-cell table:formula="of:=[.A51]^2" office:value-type="float" office:value="0.239338043956959" calcext:value-type="float">
            <text:p>0,239338043956959</text:p>
          </table:table-cell>
          <table:table-cell table:formula="of:=[.A51]-[.$I$3]" office:value-type="float" office:value="-0.57946256839" calcext:value-type="float">
            <text:p>-0,57946256839</text:p>
          </table:table-cell>
          <table:table-cell table:formula="of:=[.C51]^2" office:value-type="float" office:value="0.335776868165136" calcext:value-type="float">
            <text:p>0,335776868165136</text:p>
          </table:table-cell>
          <table:table-cell table:formula="of:=ABS([.C51])" office:value-type="float" office:value="0.57946256839" calcext:value-type="float">
            <text:p>0,57946256839</text:p>
          </table:table-cell>
          <table:table-cell table:number-columns-repeated="4"/>
        </table:table-row>
        <table:table-row table:style-name="ro1">
          <table:table-cell office:value-type="float" office:value="1.667588138" calcext:value-type="float">
            <text:p>1,667588138</text:p>
          </table:table-cell>
          <table:table-cell table:formula="of:=[.A52]^2" office:value-type="float" office:value="2.78085019799831" calcext:value-type="float">
            <text:p>2,78085019799831</text:p>
          </table:table-cell>
          <table:table-cell table:formula="of:=[.A52]-[.$I$3]" office:value-type="float" office:value="0.59890369361" calcext:value-type="float">
            <text:p>0,59890369361</text:p>
          </table:table-cell>
          <table:table-cell table:formula="of:=[.C52]^2" office:value-type="float" office:value="0.358685634219701" calcext:value-type="float">
            <text:p>0,358685634219701</text:p>
          </table:table-cell>
          <table:table-cell table:formula="of:=ABS([.C52])" office:value-type="float" office:value="0.59890369361" calcext:value-type="float">
            <text:p>0,59890369361</text:p>
          </table:table-cell>
          <table:table-cell table:number-columns-repeated="4"/>
        </table:table-row>
        <table:table-row table:style-name="ro1">
          <table:table-cell office:value-type="float" office:value="0.05798322" calcext:value-type="float">
            <text:p>0,05798322</text:p>
          </table:table-cell>
          <table:table-cell table:formula="of:=[.A53]^2" office:value-type="float" office:value="0.0033620538015684" calcext:value-type="float">
            <text:p>0,0033620538015684</text:p>
          </table:table-cell>
          <table:table-cell table:formula="of:=[.A53]-[.$I$3]" office:value-type="float" office:value="-1.01070122439" calcext:value-type="float">
            <text:p>-1,01070122439</text:p>
          </table:table-cell>
          <table:table-cell table:formula="of:=[.C53]^2" office:value-type="float" office:value="1.02151696498345" calcext:value-type="float">
            <text:p>1,02151696498345</text:p>
          </table:table-cell>
          <table:table-cell table:formula="of:=ABS([.C53])" office:value-type="float" office:value="1.01070122439" calcext:value-type="float">
            <text:p>1,01070122439</text:p>
          </table:table-cell>
          <table:table-cell table:number-columns-repeated="4"/>
        </table:table-row>
        <table:table-row table:style-name="ro1">
          <table:table-cell office:value-type="float" office:value="0.650961419" calcext:value-type="float">
            <text:p>0,650961419</text:p>
          </table:table-cell>
          <table:table-cell table:formula="of:=[.A54]^2" office:value-type="float" office:value="0.423750769026494" calcext:value-type="float">
            <text:p>0,423750769026494</text:p>
          </table:table-cell>
          <table:table-cell table:formula="of:=[.A54]-[.$I$3]" office:value-type="float" office:value="-0.41772302539" calcext:value-type="float">
            <text:p>-0,41772302539</text:p>
          </table:table-cell>
          <table:table-cell table:formula="of:=[.C54]^2" office:value-type="float" office:value="0.174492525940975" calcext:value-type="float">
            <text:p>0,174492525940975</text:p>
          </table:table-cell>
          <table:table-cell table:formula="of:=ABS([.C54])" office:value-type="float" office:value="0.41772302539" calcext:value-type="float">
            <text:p>0,41772302539</text:p>
          </table:table-cell>
          <table:table-cell table:number-columns-repeated="4"/>
        </table:table-row>
        <table:table-row table:style-name="ro1">
          <table:table-cell office:value-type="float" office:value="0.116970412" calcext:value-type="float">
            <text:p>0,116970412</text:p>
          </table:table-cell>
          <table:table-cell table:formula="of:=[.A55]^2" office:value-type="float" office:value="0.0136820772834497" calcext:value-type="float">
            <text:p>0,0136820772834497</text:p>
          </table:table-cell>
          <table:table-cell table:formula="of:=[.A55]-[.$I$3]" office:value-type="float" office:value="-0.95171403239" calcext:value-type="float">
            <text:p>-0,95171403239</text:p>
          </table:table-cell>
          <table:table-cell table:formula="of:=[.C55]^2" office:value-type="float" office:value="0.905759599448034" calcext:value-type="float">
            <text:p>0,905759599448034</text:p>
          </table:table-cell>
          <table:table-cell table:formula="of:=ABS([.C55])" office:value-type="float" office:value="0.95171403239" calcext:value-type="float">
            <text:p>0,95171403239</text:p>
          </table:table-cell>
          <table:table-cell table:number-columns-repeated="4"/>
        </table:table-row>
        <table:table-row table:style-name="ro1">
          <table:table-cell office:value-type="float" office:value="1.971160557" calcext:value-type="float">
            <text:p>1,971160557</text:p>
          </table:table-cell>
          <table:table-cell table:formula="of:=[.A56]^2" office:value-type="float" office:value="3.88547394147255" calcext:value-type="float">
            <text:p>3,88547394147255</text:p>
          </table:table-cell>
          <table:table-cell table:formula="of:=[.A56]-[.$I$3]" office:value-type="float" office:value="0.90247611261" calcext:value-type="float">
            <text:p>0,90247611261</text:p>
          </table:table-cell>
          <table:table-cell table:formula="of:=[.C56]^2" office:value-type="float" office:value="0.814463133831657" calcext:value-type="float">
            <text:p>0,814463133831657</text:p>
          </table:table-cell>
          <table:table-cell table:formula="of:=ABS([.C56])" office:value-type="float" office:value="0.90247611261" calcext:value-type="float">
            <text:p>0,90247611261</text:p>
          </table:table-cell>
          <table:table-cell table:number-columns-repeated="4"/>
        </table:table-row>
        <table:table-row table:style-name="ro1">
          <table:table-cell office:value-type="float" office:value="0.903449543" calcext:value-type="float">
            <text:p>0,903449543</text:p>
          </table:table-cell>
          <table:table-cell table:formula="of:=[.A57]^2" office:value-type="float" office:value="0.816221076746909" calcext:value-type="float">
            <text:p>0,816221076746909</text:p>
          </table:table-cell>
          <table:table-cell table:formula="of:=[.A57]-[.$I$3]" office:value-type="float" office:value="-0.16523490139" calcext:value-type="float">
            <text:p>-0,16523490139</text:p>
          </table:table-cell>
          <table:table-cell table:formula="of:=[.C57]^2" office:value-type="float" office:value="0.0273025726373631" calcext:value-type="float">
            <text:p>0,0273025726373631</text:p>
          </table:table-cell>
          <table:table-cell table:formula="of:=ABS([.C57])" office:value-type="float" office:value="0.16523490139" calcext:value-type="float">
            <text:p>0,16523490139</text:p>
          </table:table-cell>
          <table:table-cell table:number-columns-repeated="4"/>
        </table:table-row>
        <table:table-row table:style-name="ro1">
          <table:table-cell office:value-type="float" office:value="1.492027329" calcext:value-type="float">
            <text:p>1,492027329</text:p>
          </table:table-cell>
          <table:table-cell table:formula="of:=[.A58]^2" office:value-type="float" office:value="2.22614555048287" calcext:value-type="float">
            <text:p>2,22614555048287</text:p>
          </table:table-cell>
          <table:table-cell table:formula="of:=[.A58]-[.$I$3]" office:value-type="float" office:value="0.42334288461" calcext:value-type="float">
            <text:p>0,42334288461</text:p>
          </table:table-cell>
          <table:table-cell table:formula="of:=[.C58]^2" office:value-type="float" office:value="0.179219197949916" calcext:value-type="float">
            <text:p>0,179219197949916</text:p>
          </table:table-cell>
          <table:table-cell table:formula="of:=ABS([.C58])" office:value-type="float" office:value="0.42334288461" calcext:value-type="float">
            <text:p>0,42334288461</text:p>
          </table:table-cell>
          <table:table-cell table:number-columns-repeated="4"/>
        </table:table-row>
        <table:table-row table:style-name="ro1">
          <table:table-cell office:value-type="float" office:value="1.168702337" calcext:value-type="float">
            <text:p>1,168702337</text:p>
          </table:table-cell>
          <table:table-cell table:formula="of:=[.A59]^2" office:value-type="float" office:value="1.36586515250926" calcext:value-type="float">
            <text:p>1,36586515250926</text:p>
          </table:table-cell>
          <table:table-cell table:formula="of:=[.A59]-[.$I$3]" office:value-type="float" office:value="0.10001789261" calcext:value-type="float">
            <text:p>0,10001789261</text:p>
          </table:table-cell>
          <table:table-cell table:formula="of:=[.C59]^2" office:value-type="float" office:value="0.0100035788421455" calcext:value-type="float">
            <text:p>0,0100035788421455</text:p>
          </table:table-cell>
          <table:table-cell table:formula="of:=ABS([.C59])" office:value-type="float" office:value="0.10001789261" calcext:value-type="float">
            <text:p>0,10001789261</text:p>
          </table:table-cell>
          <table:table-cell table:number-columns-repeated="4"/>
        </table:table-row>
        <table:table-row table:style-name="ro1">
          <table:table-cell office:value-type="float" office:value="0.492967221" calcext:value-type="float">
            <text:p>0,492967221</text:p>
          </table:table-cell>
          <table:table-cell table:formula="of:=[.A60]^2" office:value-type="float" office:value="0.243016680980463" calcext:value-type="float">
            <text:p>0,243016680980463</text:p>
          </table:table-cell>
          <table:table-cell table:formula="of:=[.A60]-[.$I$3]" office:value-type="float" office:value="-0.57571722339" calcext:value-type="float">
            <text:p>-0,57571722339</text:p>
          </table:table-cell>
          <table:table-cell table:formula="of:=[.C60]^2" office:value-type="float" office:value="0.331450321307891" calcext:value-type="float">
            <text:p>0,331450321307891</text:p>
          </table:table-cell>
          <table:table-cell table:formula="of:=ABS([.C60])" office:value-type="float" office:value="0.57571722339" calcext:value-type="float">
            <text:p>0,57571722339</text:p>
          </table:table-cell>
          <table:table-cell table:number-columns-repeated="4"/>
        </table:table-row>
        <table:table-row table:style-name="ro1">
          <table:table-cell office:value-type="float" office:value="0.358824346" calcext:value-type="float">
            <text:p>0,358824346</text:p>
          </table:table-cell>
          <table:table-cell table:formula="of:=[.A61]^2" office:value-type="float" office:value="0.128754911282328" calcext:value-type="float">
            <text:p>0,128754911282328</text:p>
          </table:table-cell>
          <table:table-cell table:formula="of:=[.A61]-[.$I$3]" office:value-type="float" office:value="-0.70986009839" calcext:value-type="float">
            <text:p>-0,70986009839</text:p>
          </table:table-cell>
          <table:table-cell table:formula="of:=[.C61]^2" office:value-type="float" office:value="0.503901359286261" calcext:value-type="float">
            <text:p>0,503901359286261</text:p>
          </table:table-cell>
          <table:table-cell table:formula="of:=ABS([.C61])" office:value-type="float" office:value="0.70986009839" calcext:value-type="float">
            <text:p>0,70986009839</text:p>
          </table:table-cell>
          <table:table-cell table:number-columns-repeated="4"/>
        </table:table-row>
        <table:table-row table:style-name="ro1">
          <table:table-cell office:value-type="float" office:value="1.057110058" calcext:value-type="float">
            <text:p>1,057110058</text:p>
          </table:table-cell>
          <table:table-cell table:formula="of:=[.A62]^2" office:value-type="float" office:value="1.11748167472476" calcext:value-type="float">
            <text:p>1,11748167472476</text:p>
          </table:table-cell>
          <table:table-cell table:formula="of:=[.A62]-[.$I$3]" office:value-type="float" office:value="-0.0115743863900002" calcext:value-type="float">
            <text:p>-0,0115743863900002</text:p>
          </table:table-cell>
          <table:table-cell table:formula="of:=[.C62]^2" office:value-type="float" office:value="0.000133966420305022" calcext:value-type="float">
            <text:p>0,000133966420305022</text:p>
          </table:table-cell>
          <table:table-cell table:formula="of:=ABS([.C62])" office:value-type="float" office:value="0.0115743863900002" calcext:value-type="float">
            <text:p>0,0115743863900002</text:p>
          </table:table-cell>
          <table:table-cell table:number-columns-repeated="4"/>
        </table:table-row>
        <table:table-row table:style-name="ro1">
          <table:table-cell office:value-type="float" office:value="0.342382689" calcext:value-type="float">
            <text:p>0,342382689</text:p>
          </table:table-cell>
          <table:table-cell table:formula="of:=[.A63]^2" office:value-type="float" office:value="0.117225905726871" calcext:value-type="float">
            <text:p>0,117225905726871</text:p>
          </table:table-cell>
          <table:table-cell table:formula="of:=[.A63]-[.$I$3]" office:value-type="float" office:value="-0.72630175539" calcext:value-type="float">
            <text:p>-0,72630175539</text:p>
          </table:table-cell>
          <table:table-cell table:formula="of:=[.C63]^2" office:value-type="float" office:value="0.527514239882596" calcext:value-type="float">
            <text:p>0,527514239882596</text:p>
          </table:table-cell>
          <table:table-cell table:formula="of:=ABS([.C63])" office:value-type="float" office:value="0.72630175539" calcext:value-type="float">
            <text:p>0,72630175539</text:p>
          </table:table-cell>
          <table:table-cell table:number-columns-repeated="4"/>
        </table:table-row>
        <table:table-row table:style-name="ro1">
          <table:table-cell office:value-type="float" office:value="0.497675854" calcext:value-type="float">
            <text:p>0,497675854</text:p>
          </table:table-cell>
          <table:table-cell table:formula="of:=[.A64]^2" office:value-type="float" office:value="0.247681255654629" calcext:value-type="float">
            <text:p>0,247681255654629</text:p>
          </table:table-cell>
          <table:table-cell table:formula="of:=[.A64]-[.$I$3]" office:value-type="float" office:value="-0.57100859039" calcext:value-type="float">
            <text:p>-0,57100859039</text:p>
          </table:table-cell>
          <table:table-cell table:formula="of:=[.C64]^2" office:value-type="float" office:value="0.326050810299175" calcext:value-type="float">
            <text:p>0,326050810299175</text:p>
          </table:table-cell>
          <table:table-cell table:formula="of:=ABS([.C64])" office:value-type="float" office:value="0.57100859039" calcext:value-type="float">
            <text:p>0,57100859039</text:p>
          </table:table-cell>
          <table:table-cell table:number-columns-repeated="4"/>
        </table:table-row>
        <table:table-row table:style-name="ro1">
          <table:table-cell office:value-type="float" office:value="0.362224627" calcext:value-type="float">
            <text:p>0,362224627</text:p>
          </table:table-cell>
          <table:table-cell table:formula="of:=[.A65]^2" office:value-type="float" office:value="0.131206680405289" calcext:value-type="float">
            <text:p>0,131206680405289</text:p>
          </table:table-cell>
          <table:table-cell table:formula="of:=[.A65]-[.$I$3]" office:value-type="float" office:value="-0.70645981739" calcext:value-type="float">
            <text:p>-0,70645981739</text:p>
          </table:table-cell>
          <table:table-cell table:formula="of:=[.C65]^2" office:value-type="float" office:value="0.499085473586712" calcext:value-type="float">
            <text:p>0,499085473586712</text:p>
          </table:table-cell>
          <table:table-cell table:formula="of:=ABS([.C65])" office:value-type="float" office:value="0.70645981739" calcext:value-type="float">
            <text:p>0,70645981739</text:p>
          </table:table-cell>
          <table:table-cell table:number-columns-repeated="4"/>
        </table:table-row>
        <table:table-row table:style-name="ro1">
          <table:table-cell office:value-type="float" office:value="0.735877213" calcext:value-type="float">
            <text:p>0,735877213</text:p>
          </table:table-cell>
          <table:table-cell table:formula="of:=[.A66]^2" office:value-type="float" office:value="0.541515272612647" calcext:value-type="float">
            <text:p>0,541515272612647</text:p>
          </table:table-cell>
          <table:table-cell table:formula="of:=[.A66]-[.$I$3]" office:value-type="float" office:value="-0.33280723139" calcext:value-type="float">
            <text:p>-0,33280723139</text:p>
          </table:table-cell>
          <table:table-cell table:formula="of:=[.C66]^2" office:value-type="float" office:value="0.110760653265477" calcext:value-type="float">
            <text:p>0,110760653265477</text:p>
          </table:table-cell>
          <table:table-cell table:formula="of:=ABS([.C66])" office:value-type="float" office:value="0.33280723139" calcext:value-type="float">
            <text:p>0,33280723139</text:p>
          </table:table-cell>
          <table:table-cell table:number-columns-repeated="4"/>
        </table:table-row>
        <table:table-row table:style-name="ro1">
          <table:table-cell office:value-type="float" office:value="0.245964291" calcext:value-type="float">
            <text:p>0,245964291</text:p>
          </table:table-cell>
          <table:table-cell table:formula="of:=[.A67]^2" office:value-type="float" office:value="0.0604984324471327" calcext:value-type="float">
            <text:p>0,0604984324471327</text:p>
          </table:table-cell>
          <table:table-cell table:formula="of:=[.A67]-[.$I$3]" office:value-type="float" office:value="-0.82272015339" calcext:value-type="float">
            <text:p>-0,82272015339</text:p>
          </table:table-cell>
          <table:table-cell table:formula="of:=[.C67]^2" office:value-type="float" office:value="0.676868450794065" calcext:value-type="float">
            <text:p>0,676868450794065</text:p>
          </table:table-cell>
          <table:table-cell table:formula="of:=ABS([.C67])" office:value-type="float" office:value="0.82272015339" calcext:value-type="float">
            <text:p>0,82272015339</text:p>
          </table:table-cell>
          <table:table-cell table:number-columns-repeated="4"/>
        </table:table-row>
        <table:table-row table:style-name="ro1">
          <table:table-cell office:value-type="float" office:value="0.254264357" calcext:value-type="float">
            <text:p>0,254264357</text:p>
          </table:table-cell>
          <table:table-cell table:formula="of:=[.A68]^2" office:value-type="float" office:value="0.0646503632406235" calcext:value-type="float">
            <text:p>0,0646503632406235</text:p>
          </table:table-cell>
          <table:table-cell table:formula="of:=[.A68]-[.$I$3]" office:value-type="float" office:value="-0.81442008739" calcext:value-type="float">
            <text:p>-0,81442008739</text:p>
          </table:table-cell>
          <table:table-cell table:formula="of:=[.C68]^2" office:value-type="float" office:value="0.663280078744335" calcext:value-type="float">
            <text:p>0,663280078744335</text:p>
          </table:table-cell>
          <table:table-cell table:formula="of:=ABS([.C68])" office:value-type="float" office:value="0.81442008739" calcext:value-type="float">
            <text:p>0,81442008739</text:p>
          </table:table-cell>
          <table:table-cell table:number-columns-repeated="4"/>
        </table:table-row>
        <table:table-row table:style-name="ro1">
          <table:table-cell office:value-type="float" office:value="0.989226813" calcext:value-type="float">
            <text:p>0,989226813</text:p>
          </table:table-cell>
          <table:table-cell table:formula="of:=[.A69]^2" office:value-type="float" office:value="0.978569687558137" calcext:value-type="float">
            <text:p>0,978569687558137</text:p>
          </table:table-cell>
          <table:table-cell table:formula="of:=[.A69]-[.$I$3]" office:value-type="float" office:value="-0.0794576313900001" calcext:value-type="float">
            <text:p>-0,0794576313900001</text:p>
          </table:table-cell>
          <table:table-cell table:formula="of:=[.C69]^2" office:value-type="float" office:value="0.00631351518610912" calcext:value-type="float">
            <text:p>0,00631351518610912</text:p>
          </table:table-cell>
          <table:table-cell table:formula="of:=ABS([.C69])" office:value-type="float" office:value="0.0794576313900001" calcext:value-type="float">
            <text:p>0,0794576313900001</text:p>
          </table:table-cell>
          <table:table-cell table:number-columns-repeated="4"/>
        </table:table-row>
        <table:table-row table:style-name="ro1">
          <table:table-cell office:value-type="float" office:value="0.16768455" calcext:value-type="float">
            <text:p>0,16768455</text:p>
          </table:table-cell>
          <table:table-cell table:formula="of:=[.A70]^2" office:value-type="float" office:value="0.0281181083087025" calcext:value-type="float">
            <text:p>0,0281181083087025</text:p>
          </table:table-cell>
          <table:table-cell table:formula="of:=[.A70]-[.$I$3]" office:value-type="float" office:value="-0.90099989439" calcext:value-type="float">
            <text:p>-0,90099989439</text:p>
          </table:table-cell>
          <table:table-cell table:formula="of:=[.C70]^2" office:value-type="float" office:value="0.811800809690792" calcext:value-type="float">
            <text:p>0,811800809690792</text:p>
          </table:table-cell>
          <table:table-cell table:formula="of:=ABS([.C70])" office:value-type="float" office:value="0.90099989439" calcext:value-type="float">
            <text:p>0,90099989439</text:p>
          </table:table-cell>
          <table:table-cell table:number-columns-repeated="4"/>
        </table:table-row>
        <table:table-row table:style-name="ro1">
          <table:table-cell office:value-type="float" office:value="0.609453947" calcext:value-type="float">
            <text:p>0,609453947</text:p>
          </table:table-cell>
          <table:table-cell table:formula="of:=[.A71]^2" office:value-type="float" office:value="0.371434113513879" calcext:value-type="float">
            <text:p>0,371434113513879</text:p>
          </table:table-cell>
          <table:table-cell table:formula="of:=[.A71]-[.$I$3]" office:value-type="float" office:value="-0.45923049739" calcext:value-type="float">
            <text:p>-0,45923049739</text:p>
          </table:table-cell>
          <table:table-cell table:formula="of:=[.C71]^2" office:value-type="float" office:value="0.210892649733067" calcext:value-type="float">
            <text:p>0,210892649733067</text:p>
          </table:table-cell>
          <table:table-cell table:formula="of:=ABS([.C71])" office:value-type="float" office:value="0.45923049739" calcext:value-type="float">
            <text:p>0,45923049739</text:p>
          </table:table-cell>
          <table:table-cell table:number-columns-repeated="4"/>
        </table:table-row>
        <table:table-row table:style-name="ro1">
          <table:table-cell office:value-type="float" office:value="1.012495747" calcext:value-type="float">
            <text:p>1,012495747</text:p>
          </table:table-cell>
          <table:table-cell table:formula="of:=[.A72]^2" office:value-type="float" office:value="1.02514763769309" calcext:value-type="float">
            <text:p>1,02514763769309</text:p>
          </table:table-cell>
          <table:table-cell table:formula="of:=[.A72]-[.$I$3]" office:value-type="float" office:value="-0.0561886973900001" calcext:value-type="float">
            <text:p>-0,0561886973900001</text:p>
          </table:table-cell>
          <table:table-cell table:formula="of:=[.C72]^2" office:value-type="float" office:value="0.003157169714385" calcext:value-type="float">
            <text:p>0,003157169714385</text:p>
          </table:table-cell>
          <table:table-cell table:formula="of:=ABS([.C72])" office:value-type="float" office:value="0.0561886973900001" calcext:value-type="float">
            <text:p>0,0561886973900001</text:p>
          </table:table-cell>
          <table:table-cell table:number-columns-repeated="4"/>
        </table:table-row>
        <table:table-row table:style-name="ro1">
          <table:table-cell office:value-type="float" office:value="0.524972822" calcext:value-type="float">
            <text:p>0,524972822</text:p>
          </table:table-cell>
          <table:table-cell table:formula="of:=[.A73]^2" office:value-type="float" office:value="0.275596463838644" calcext:value-type="float">
            <text:p>0,275596463838644</text:p>
          </table:table-cell>
          <table:table-cell table:formula="of:=[.A73]-[.$I$3]" office:value-type="float" office:value="-0.54371162239" calcext:value-type="float">
            <text:p>-0,54371162239</text:p>
          </table:table-cell>
          <table:table-cell table:formula="of:=[.C73]^2" office:value-type="float" office:value="0.295622328321966" calcext:value-type="float">
            <text:p>0,295622328321966</text:p>
          </table:table-cell>
          <table:table-cell table:formula="of:=ABS([.C73])" office:value-type="float" office:value="0.54371162239" calcext:value-type="float">
            <text:p>0,54371162239</text:p>
          </table:table-cell>
          <table:table-cell table:number-columns-repeated="4"/>
        </table:table-row>
        <table:table-row table:style-name="ro1">
          <table:table-cell office:value-type="float" office:value="1.13550632" calcext:value-type="float">
            <text:p>1,13550632</text:p>
          </table:table-cell>
          <table:table-cell table:formula="of:=[.A74]^2" office:value-type="float" office:value="1.28937460275994" calcext:value-type="float">
            <text:p>1,28937460275994</text:p>
          </table:table-cell>
          <table:table-cell table:formula="of:=[.A74]-[.$I$3]" office:value-type="float" office:value="0.0668218756099999" calcext:value-type="float">
            <text:p>0,0668218756099999</text:p>
          </table:table-cell>
          <table:table-cell table:formula="of:=[.C74]^2" office:value-type="float" office:value="0.00446516306003829" calcext:value-type="float">
            <text:p>0,00446516306003829</text:p>
          </table:table-cell>
          <table:table-cell table:formula="of:=ABS([.C74])" office:value-type="float" office:value="0.0668218756099999" calcext:value-type="float">
            <text:p>0,0668218756099999</text:p>
          </table:table-cell>
          <table:table-cell table:number-columns-repeated="4"/>
        </table:table-row>
        <table:table-row table:style-name="ro1">
          <table:table-cell office:value-type="float" office:value="0.791954507" calcext:value-type="float">
            <text:p>0,791954507</text:p>
          </table:table-cell>
          <table:table-cell table:formula="of:=[.A75]^2" office:value-type="float" office:value="0.627191941157613" calcext:value-type="float">
            <text:p>0,627191941157613</text:p>
          </table:table-cell>
          <table:table-cell table:formula="of:=[.A75]-[.$I$3]" office:value-type="float" office:value="-0.27672993739" calcext:value-type="float">
            <text:p>-0,27672993739</text:p>
          </table:table-cell>
          <table:table-cell table:formula="of:=[.C75]^2" office:value-type="float" office:value="0.0765794582478734" calcext:value-type="float">
            <text:p>0,0765794582478734</text:p>
          </table:table-cell>
          <table:table-cell table:formula="of:=ABS([.C75])" office:value-type="float" office:value="0.27672993739" calcext:value-type="float">
            <text:p>0,27672993739</text:p>
          </table:table-cell>
          <table:table-cell table:number-columns-repeated="4"/>
        </table:table-row>
        <table:table-row table:style-name="ro1">
          <table:table-cell office:value-type="float" office:value="3.124339661" calcext:value-type="float">
            <text:p>3,124339661</text:p>
          </table:table-cell>
          <table:table-cell table:formula="of:=[.A76]^2" office:value-type="float" office:value="9.7614983172976" calcext:value-type="float">
            <text:p>9,7614983172976</text:p>
          </table:table-cell>
          <table:table-cell table:formula="of:=[.A76]-[.$I$3]" office:value-type="float" office:value="2.05565521661" calcext:value-type="float">
            <text:p>2,05565521661</text:p>
          </table:table-cell>
          <table:table-cell table:formula="of:=[.C76]^2" office:value-type="float" office:value="4.22571836957591" calcext:value-type="float">
            <text:p>4,22571836957591</text:p>
          </table:table-cell>
          <table:table-cell table:formula="of:=ABS([.C76])" office:value-type="float" office:value="2.05565521661" calcext:value-type="float">
            <text:p>2,05565521661</text:p>
          </table:table-cell>
          <table:table-cell table:number-columns-repeated="4"/>
        </table:table-row>
        <table:table-row table:style-name="ro1">
          <table:table-cell office:value-type="float" office:value="1.431520622" calcext:value-type="float">
            <text:p>1,431520622</text:p>
          </table:table-cell>
          <table:table-cell table:formula="of:=[.A77]^2" office:value-type="float" office:value="2.04925129121127" calcext:value-type="float">
            <text:p>2,04925129121127</text:p>
          </table:table-cell>
          <table:table-cell table:formula="of:=[.A77]-[.$I$3]" office:value-type="float" office:value="0.36283617761" calcext:value-type="float">
            <text:p>0,36283617761</text:p>
          </table:table-cell>
          <table:table-cell table:formula="of:=[.C77]^2" office:value-type="float" office:value="0.131650091782635" calcext:value-type="float">
            <text:p>0,131650091782635</text:p>
          </table:table-cell>
          <table:table-cell table:formula="of:=ABS([.C77])" office:value-type="float" office:value="0.36283617761" calcext:value-type="float">
            <text:p>0,36283617761</text:p>
          </table:table-cell>
          <table:table-cell table:number-columns-repeated="4"/>
        </table:table-row>
        <table:table-row table:style-name="ro1">
          <table:table-cell office:value-type="float" office:value="0.571501805" calcext:value-type="float">
            <text:p>0,571501805</text:p>
          </table:table-cell>
          <table:table-cell table:formula="of:=[.A78]^2" office:value-type="float" office:value="0.326614313118258" calcext:value-type="float">
            <text:p>0,326614313118258</text:p>
          </table:table-cell>
          <table:table-cell table:formula="of:=[.A78]-[.$I$3]" office:value-type="float" office:value="-0.49718263939" calcext:value-type="float">
            <text:p>-0,49718263939</text:p>
          </table:table-cell>
          <table:table-cell table:formula="of:=[.C78]^2" office:value-type="float" office:value="0.247190576910807" calcext:value-type="float">
            <text:p>0,247190576910807</text:p>
          </table:table-cell>
          <table:table-cell table:formula="of:=ABS([.C78])" office:value-type="float" office:value="0.49718263939" calcext:value-type="float">
            <text:p>0,49718263939</text:p>
          </table:table-cell>
          <table:table-cell table:number-columns-repeated="4"/>
        </table:table-row>
        <table:table-row table:style-name="ro1">
          <table:table-cell office:value-type="float" office:value="5.751462432" calcext:value-type="float">
            <text:p>5,751462432</text:p>
          </table:table-cell>
          <table:table-cell table:formula="of:=[.A79]^2" office:value-type="float" office:value="33.0793201067074" calcext:value-type="float">
            <text:p>33,0793201067074</text:p>
          </table:table-cell>
          <table:table-cell table:formula="of:=[.A79]-[.$I$3]" office:value-type="float" office:value="4.68277798761" calcext:value-type="float">
            <text:p>4,68277798761</text:p>
          </table:table-cell>
          <table:table-cell table:formula="of:=[.C79]^2" office:value-type="float" office:value="21.9284096812448" calcext:value-type="float">
            <text:p>21,9284096812448</text:p>
          </table:table-cell>
          <table:table-cell table:formula="of:=ABS([.C79])" office:value-type="float" office:value="4.68277798761" calcext:value-type="float">
            <text:p>4,68277798761</text:p>
          </table:table-cell>
          <table:table-cell table:number-columns-repeated="4"/>
        </table:table-row>
        <table:table-row table:style-name="ro1">
          <table:table-cell office:value-type="float" office:value="0.709667748" calcext:value-type="float">
            <text:p>0,709667748</text:p>
          </table:table-cell>
          <table:table-cell table:formula="of:=[.A80]^2" office:value-type="float" office:value="0.503628312551392" calcext:value-type="float">
            <text:p>0,503628312551392</text:p>
          </table:table-cell>
          <table:table-cell table:formula="of:=[.A80]-[.$I$3]" office:value-type="float" office:value="-0.35901669639" calcext:value-type="float">
            <text:p>-0,35901669639</text:p>
          </table:table-cell>
          <table:table-cell table:formula="of:=[.C80]^2" office:value-type="float" office:value="0.12889298828679" calcext:value-type="float">
            <text:p>0,12889298828679</text:p>
          </table:table-cell>
          <table:table-cell table:formula="of:=ABS([.C80])" office:value-type="float" office:value="0.35901669639" calcext:value-type="float">
            <text:p>0,35901669639</text:p>
          </table:table-cell>
          <table:table-cell table:number-columns-repeated="4"/>
        </table:table-row>
        <table:table-row table:style-name="ro1">
          <table:table-cell office:value-type="float" office:value="0.751116139" calcext:value-type="float">
            <text:p>0,751116139</text:p>
          </table:table-cell>
          <table:table-cell table:formula="of:=[.A81]^2" office:value-type="float" office:value="0.564175454266267" calcext:value-type="float">
            <text:p>0,564175454266267</text:p>
          </table:table-cell>
          <table:table-cell table:formula="of:=[.A81]-[.$I$3]" office:value-type="float" office:value="-0.31756830539" calcext:value-type="float">
            <text:p>-0,31756830539</text:p>
          </table:table-cell>
          <table:table-cell table:formula="of:=[.C81]^2" office:value-type="float" office:value="0.100849628588276" calcext:value-type="float">
            <text:p>0,100849628588276</text:p>
          </table:table-cell>
          <table:table-cell table:formula="of:=ABS([.C81])" office:value-type="float" office:value="0.31756830539" calcext:value-type="float">
            <text:p>0,31756830539</text:p>
          </table:table-cell>
          <table:table-cell table:number-columns-repeated="4"/>
        </table:table-row>
        <table:table-row table:style-name="ro1">
          <table:table-cell office:value-type="float" office:value="2.189041058" calcext:value-type="float">
            <text:p>2,189041058</text:p>
          </table:table-cell>
          <table:table-cell table:formula="of:=[.A82]^2" office:value-type="float" office:value="4.79190075360976" calcext:value-type="float">
            <text:p>4,79190075360976</text:p>
          </table:table-cell>
          <table:table-cell table:formula="of:=[.A82]-[.$I$3]" office:value-type="float" office:value="1.12035661361" calcext:value-type="float">
            <text:p>1,12035661361</text:p>
          </table:table-cell>
          <table:table-cell table:formula="of:=[.C82]^2" office:value-type="float" office:value="1.25519894165967" calcext:value-type="float">
            <text:p>1,25519894165967</text:p>
          </table:table-cell>
          <table:table-cell table:formula="of:=ABS([.C82])" office:value-type="float" office:value="1.12035661361" calcext:value-type="float">
            <text:p>1,12035661361</text:p>
          </table:table-cell>
          <table:table-cell table:number-columns-repeated="4"/>
        </table:table-row>
        <table:table-row table:style-name="ro1">
          <table:table-cell office:value-type="float" office:value="0.052763339" calcext:value-type="float">
            <text:p>0,052763339</text:p>
          </table:table-cell>
          <table:table-cell table:formula="of:=[.A83]^2" office:value-type="float" office:value="0.00278396994242892" calcext:value-type="float">
            <text:p>0,00278396994242892</text:p>
          </table:table-cell>
          <table:table-cell table:formula="of:=[.A83]-[.$I$3]" office:value-type="float" office:value="-1.01592110539" calcext:value-type="float">
            <text:p>-1,01592110539</text:p>
          </table:table-cell>
          <table:table-cell table:formula="of:=[.C83]^2" office:value-type="float" office:value="1.03209569237684" calcext:value-type="float">
            <text:p>1,03209569237684</text:p>
          </table:table-cell>
          <table:table-cell table:formula="of:=ABS([.C83])" office:value-type="float" office:value="1.01592110539" calcext:value-type="float">
            <text:p>1,01592110539</text:p>
          </table:table-cell>
          <table:table-cell table:number-columns-repeated="4"/>
        </table:table-row>
        <table:table-row table:style-name="ro1">
          <table:table-cell office:value-type="float" office:value="1.427361595" calcext:value-type="float">
            <text:p>1,427361595</text:p>
          </table:table-cell>
          <table:table-cell table:formula="of:=[.A84]^2" office:value-type="float" office:value="2.03736112288094" calcext:value-type="float">
            <text:p>2,03736112288094</text:p>
          </table:table-cell>
          <table:table-cell table:formula="of:=[.A84]-[.$I$3]" office:value-type="float" office:value="0.35867715061" calcext:value-type="float">
            <text:p>0,35867715061</text:p>
          </table:table-cell>
          <table:table-cell table:formula="of:=[.C84]^2" office:value-type="float" office:value="0.128649298369709" calcext:value-type="float">
            <text:p>0,128649298369709</text:p>
          </table:table-cell>
          <table:table-cell table:formula="of:=ABS([.C84])" office:value-type="float" office:value="0.35867715061" calcext:value-type="float">
            <text:p>0,35867715061</text:p>
          </table:table-cell>
          <table:table-cell table:number-columns-repeated="4"/>
        </table:table-row>
        <table:table-row table:style-name="ro1">
          <table:table-cell office:value-type="float" office:value="0.611464736" calcext:value-type="float">
            <text:p>0,611464736</text:p>
          </table:table-cell>
          <table:table-cell table:formula="of:=[.A85]^2" office:value-type="float" office:value="0.37388912337155" calcext:value-type="float">
            <text:p>0,37388912337155</text:p>
          </table:table-cell>
          <table:table-cell table:formula="of:=[.A85]-[.$I$3]" office:value-type="float" office:value="-0.45721970839" calcext:value-type="float">
            <text:p>-0,45721970839</text:p>
          </table:table-cell>
          <table:table-cell table:formula="of:=[.C85]^2" office:value-type="float" office:value="0.209049861740237" calcext:value-type="float">
            <text:p>0,209049861740237</text:p>
          </table:table-cell>
          <table:table-cell table:formula="of:=ABS([.C85])" office:value-type="float" office:value="0.45721970839" calcext:value-type="float">
            <text:p>0,45721970839</text:p>
          </table:table-cell>
          <table:table-cell table:number-columns-repeated="4"/>
        </table:table-row>
        <table:table-row table:style-name="ro1">
          <table:table-cell office:value-type="float" office:value="0.069478935" calcext:value-type="float">
            <text:p>0,069478935</text:p>
          </table:table-cell>
          <table:table-cell table:formula="of:=[.A86]^2" office:value-type="float" office:value="0.00482732240873423" calcext:value-type="float">
            <text:p>0,00482732240873423</text:p>
          </table:table-cell>
          <table:table-cell table:formula="of:=[.A86]-[.$I$3]" office:value-type="float" office:value="-0.99920550939" calcext:value-type="float">
            <text:p>-0,99920550939</text:p>
          </table:table-cell>
          <table:table-cell table:formula="of:=[.C86]^2" office:value-type="float" office:value="0.99841164999533" calcext:value-type="float">
            <text:p>0,99841164999533</text:p>
          </table:table-cell>
          <table:table-cell table:formula="of:=ABS([.C86])" office:value-type="float" office:value="0.99920550939" calcext:value-type="float">
            <text:p>0,99920550939</text:p>
          </table:table-cell>
          <table:table-cell table:number-columns-repeated="4"/>
        </table:table-row>
        <table:table-row table:style-name="ro1">
          <table:table-cell office:value-type="float" office:value="1.290000688" calcext:value-type="float">
            <text:p>1,290000688</text:p>
          </table:table-cell>
          <table:table-cell table:formula="of:=[.A87]^2" office:value-type="float" office:value="1.66410177504047" calcext:value-type="float">
            <text:p>1,66410177504047</text:p>
          </table:table-cell>
          <table:table-cell table:formula="of:=[.A87]-[.$I$3]" office:value-type="float" office:value="0.22131624361" calcext:value-type="float">
            <text:p>0,22131624361</text:p>
          </table:table-cell>
          <table:table-cell table:formula="of:=[.C87]^2" office:value-type="float" office:value="0.0489808796856408" calcext:value-type="float">
            <text:p>0,0489808796856408</text:p>
          </table:table-cell>
          <table:table-cell table:formula="of:=ABS([.C87])" office:value-type="float" office:value="0.22131624361" calcext:value-type="float">
            <text:p>0,22131624361</text:p>
          </table:table-cell>
          <table:table-cell table:number-columns-repeated="4"/>
        </table:table-row>
        <table:table-row table:style-name="ro1">
          <table:table-cell office:value-type="float" office:value="0.864644974" calcext:value-type="float">
            <text:p>0,864644974</text:p>
          </table:table-cell>
          <table:table-cell table:formula="of:=[.A88]^2" office:value-type="float" office:value="0.747610931063461" calcext:value-type="float">
            <text:p>0,747610931063461</text:p>
          </table:table-cell>
          <table:table-cell table:formula="of:=[.A88]-[.$I$3]" office:value-type="float" office:value="-0.20403947039" calcext:value-type="float">
            <text:p>-0,20403947039</text:p>
          </table:table-cell>
          <table:table-cell table:formula="of:=[.C88]^2" office:value-type="float" office:value="0.0416321054770317" calcext:value-type="float">
            <text:p>0,0416321054770317</text:p>
          </table:table-cell>
          <table:table-cell table:formula="of:=ABS([.C88])" office:value-type="float" office:value="0.20403947039" calcext:value-type="float">
            <text:p>0,20403947039</text:p>
          </table:table-cell>
          <table:table-cell table:number-columns-repeated="4"/>
        </table:table-row>
        <table:table-row table:style-name="ro1">
          <table:table-cell office:value-type="float" office:value="1.520807106" calcext:value-type="float">
            <text:p>1,520807106</text:p>
          </table:table-cell>
          <table:table-cell table:formula="of:=[.A89]^2" office:value-type="float" office:value="2.3128542536601" calcext:value-type="float">
            <text:p>2,3128542536601</text:p>
          </table:table-cell>
          <table:table-cell table:formula="of:=[.A89]-[.$I$3]" office:value-type="float" office:value="0.45212266161" calcext:value-type="float">
            <text:p>0,45212266161</text:p>
          </table:table-cell>
          <table:table-cell table:formula="of:=[.C89]^2" office:value-type="float" office:value="0.20441490114131" calcext:value-type="float">
            <text:p>0,20441490114131</text:p>
          </table:table-cell>
          <table:table-cell table:formula="of:=ABS([.C89])" office:value-type="float" office:value="0.45212266161" calcext:value-type="float">
            <text:p>0,45212266161</text:p>
          </table:table-cell>
          <table:table-cell table:number-columns-repeated="4"/>
        </table:table-row>
        <table:table-row table:style-name="ro1">
          <table:table-cell office:value-type="float" office:value="2.995964877" calcext:value-type="float">
            <text:p>2,995964877</text:p>
          </table:table-cell>
          <table:table-cell table:formula="of:=[.A90]^2" office:value-type="float" office:value="8.97580554421763" calcext:value-type="float">
            <text:p>8,97580554421763</text:p>
          </table:table-cell>
          <table:table-cell table:formula="of:=[.A90]-[.$I$3]" office:value-type="float" office:value="1.92728043261" calcext:value-type="float">
            <text:p>1,92728043261</text:p>
          </table:table-cell>
          <table:table-cell table:formula="of:=[.C90]^2" office:value-type="float" office:value="3.71440986592139" calcext:value-type="float">
            <text:p>3,71440986592139</text:p>
          </table:table-cell>
          <table:table-cell table:formula="of:=ABS([.C90])" office:value-type="float" office:value="1.92728043261" calcext:value-type="float">
            <text:p>1,92728043261</text:p>
          </table:table-cell>
          <table:table-cell table:number-columns-repeated="4"/>
        </table:table-row>
        <table:table-row table:style-name="ro1">
          <table:table-cell office:value-type="float" office:value="1.474823104" calcext:value-type="float">
            <text:p>1,474823104</text:p>
          </table:table-cell>
          <table:table-cell table:formula="of:=[.A91]^2" office:value-type="float" office:value="2.17510318809219" calcext:value-type="float">
            <text:p>2,17510318809219</text:p>
          </table:table-cell>
          <table:table-cell table:formula="of:=[.A91]-[.$I$3]" office:value-type="float" office:value="0.40613865961" calcext:value-type="float">
            <text:p>0,40613865961</text:p>
          </table:table-cell>
          <table:table-cell table:formula="of:=[.C91]^2" office:value-type="float" office:value="0.164948610829807" calcext:value-type="float">
            <text:p>0,164948610829807</text:p>
          </table:table-cell>
          <table:table-cell table:formula="of:=ABS([.C91])" office:value-type="float" office:value="0.40613865961" calcext:value-type="float">
            <text:p>0,40613865961</text:p>
          </table:table-cell>
          <table:table-cell table:number-columns-repeated="4"/>
        </table:table-row>
        <table:table-row table:style-name="ro1">
          <table:table-cell office:value-type="float" office:value="0.452075455" calcext:value-type="float">
            <text:p>0,452075455</text:p>
          </table:table-cell>
          <table:table-cell table:formula="of:=[.A92]^2" office:value-type="float" office:value="0.204372217013457" calcext:value-type="float">
            <text:p>0,204372217013457</text:p>
          </table:table-cell>
          <table:table-cell table:formula="of:=[.A92]-[.$I$3]" office:value-type="float" office:value="-0.61660898939" calcext:value-type="float">
            <text:p>-0,61660898939</text:p>
          </table:table-cell>
          <table:table-cell table:formula="of:=[.C92]^2" office:value-type="float" office:value="0.380206645796557" calcext:value-type="float">
            <text:p>0,380206645796557</text:p>
          </table:table-cell>
          <table:table-cell table:formula="of:=ABS([.C92])" office:value-type="float" office:value="0.61660898939" calcext:value-type="float">
            <text:p>0,61660898939</text:p>
          </table:table-cell>
          <table:table-cell table:number-columns-repeated="4"/>
        </table:table-row>
        <table:table-row table:style-name="ro1">
          <table:table-cell office:value-type="float" office:value="0.257427837" calcext:value-type="float">
            <text:p>0,257427837</text:p>
          </table:table-cell>
          <table:table-cell table:formula="of:=[.A93]^2" office:value-type="float" office:value="0.0662690912624986" calcext:value-type="float">
            <text:p>0,0662690912624986</text:p>
          </table:table-cell>
          <table:table-cell table:formula="of:=[.A93]-[.$I$3]" office:value-type="float" office:value="-0.81125660739" calcext:value-type="float">
            <text:p>-0,81125660739</text:p>
          </table:table-cell>
          <table:table-cell table:formula="of:=[.C93]^2" office:value-type="float" office:value="0.658137283033933" calcext:value-type="float">
            <text:p>0,658137283033933</text:p>
          </table:table-cell>
          <table:table-cell table:formula="of:=ABS([.C93])" office:value-type="float" office:value="0.81125660739" calcext:value-type="float">
            <text:p>0,81125660739</text:p>
          </table:table-cell>
          <table:table-cell table:number-columns-repeated="4"/>
        </table:table-row>
        <table:table-row table:style-name="ro1">
          <table:table-cell office:value-type="float" office:value="1.859095917" calcext:value-type="float">
            <text:p>1,859095917</text:p>
          </table:table-cell>
          <table:table-cell table:formula="of:=[.A94]^2" office:value-type="float" office:value="3.45623762860607" calcext:value-type="float">
            <text:p>3,45623762860607</text:p>
          </table:table-cell>
          <table:table-cell table:formula="of:=[.A94]-[.$I$3]" office:value-type="float" office:value="0.79041147261" calcext:value-type="float">
            <text:p>0,79041147261</text:p>
          </table:table-cell>
          <table:table-cell table:formula="of:=[.C94]^2" office:value-type="float" office:value="0.624750296033509" calcext:value-type="float">
            <text:p>0,624750296033509</text:p>
          </table:table-cell>
          <table:table-cell table:formula="of:=ABS([.C94])" office:value-type="float" office:value="0.79041147261" calcext:value-type="float">
            <text:p>0,79041147261</text:p>
          </table:table-cell>
          <table:table-cell table:number-columns-repeated="4"/>
        </table:table-row>
        <table:table-row table:style-name="ro1">
          <table:table-cell office:value-type="float" office:value="3.160779981" calcext:value-type="float">
            <text:p>3,160779981</text:p>
          </table:table-cell>
          <table:table-cell table:formula="of:=[.A95]^2" office:value-type="float" office:value="9.99053008829036" calcext:value-type="float">
            <text:p>9,99053008829036</text:p>
          </table:table-cell>
          <table:table-cell table:formula="of:=[.A95]-[.$I$3]" office:value-type="float" office:value="2.09209553661" calcext:value-type="float">
            <text:p>2,09209553661</text:p>
          </table:table-cell>
          <table:table-cell table:formula="of:=[.C95]^2" office:value-type="float" office:value="4.37686373430348" calcext:value-type="float">
            <text:p>4,37686373430348</text:p>
          </table:table-cell>
          <table:table-cell table:formula="of:=ABS([.C95])" office:value-type="float" office:value="2.09209553661" calcext:value-type="float">
            <text:p>2,09209553661</text:p>
          </table:table-cell>
          <table:table-cell table:number-columns-repeated="4"/>
        </table:table-row>
        <table:table-row table:style-name="ro1">
          <table:table-cell office:value-type="float" office:value="0.469165867" calcext:value-type="float">
            <text:p>0,469165867</text:p>
          </table:table-cell>
          <table:table-cell table:formula="of:=[.A96]^2" office:value-type="float" office:value="0.220116610757862" calcext:value-type="float">
            <text:p>0,220116610757862</text:p>
          </table:table-cell>
          <table:table-cell table:formula="of:=[.A96]-[.$I$3]" office:value-type="float" office:value="-0.59951857739" calcext:value-type="float">
            <text:p>-0,59951857739</text:p>
          </table:table-cell>
          <table:table-cell table:formula="of:=[.C96]^2" office:value-type="float" office:value="0.359422524635729" calcext:value-type="float">
            <text:p>0,359422524635729</text:p>
          </table:table-cell>
          <table:table-cell table:formula="of:=ABS([.C96])" office:value-type="float" office:value="0.59951857739" calcext:value-type="float">
            <text:p>0,59951857739</text:p>
          </table:table-cell>
          <table:table-cell table:number-columns-repeated="4"/>
        </table:table-row>
        <table:table-row table:style-name="ro1">
          <table:table-cell office:value-type="float" office:value="0.352158923" calcext:value-type="float">
            <text:p>0,352158923</text:p>
          </table:table-cell>
          <table:table-cell table:formula="of:=[.A97]^2" office:value-type="float" office:value="0.12401590704852" calcext:value-type="float">
            <text:p>0,12401590704852</text:p>
          </table:table-cell>
          <table:table-cell table:formula="of:=[.A97]-[.$I$3]" office:value-type="float" office:value="-0.71652552139" calcext:value-type="float">
            <text:p>-0,71652552139</text:p>
          </table:table-cell>
          <table:table-cell table:formula="of:=[.C97]^2" office:value-type="float" office:value="0.513408822803212" calcext:value-type="float">
            <text:p>0,513408822803212</text:p>
          </table:table-cell>
          <table:table-cell table:formula="of:=ABS([.C97])" office:value-type="float" office:value="0.71652552139" calcext:value-type="float">
            <text:p>0,71652552139</text:p>
          </table:table-cell>
          <table:table-cell table:number-columns-repeated="4"/>
        </table:table-row>
        <table:table-row table:style-name="ro1">
          <table:table-cell office:value-type="float" office:value="2.474428556" calcext:value-type="float">
            <text:p>2,474428556</text:p>
          </table:table-cell>
          <table:table-cell table:formula="of:=[.A98]^2" office:value-type="float" office:value="6.12279667874824" calcext:value-type="float">
            <text:p>6,12279667874824</text:p>
          </table:table-cell>
          <table:table-cell table:formula="of:=[.A98]-[.$I$3]" office:value-type="float" office:value="1.40574411161" calcext:value-type="float">
            <text:p>1,40574411161</text:p>
          </table:table-cell>
          <table:table-cell table:formula="of:=[.C98]^2" office:value-type="float" office:value="1.97611650732619" calcext:value-type="float">
            <text:p>1,97611650732619</text:p>
          </table:table-cell>
          <table:table-cell table:formula="of:=ABS([.C98])" office:value-type="float" office:value="1.40574411161" calcext:value-type="float">
            <text:p>1,40574411161</text:p>
          </table:table-cell>
          <table:table-cell table:number-columns-repeated="4"/>
        </table:table-row>
        <table:table-row table:style-name="ro1">
          <table:table-cell office:value-type="float" office:value="0.030191673" calcext:value-type="float">
            <text:p>0,030191673</text:p>
          </table:table-cell>
          <table:table-cell table:formula="of:=[.A99]^2" office:value-type="float" office:value="0.000911537118538929" calcext:value-type="float">
            <text:p>0,000911537118538929</text:p>
          </table:table-cell>
          <table:table-cell table:formula="of:=[.A99]-[.$I$3]" office:value-type="float" office:value="-1.03849277139" calcext:value-type="float">
            <text:p>-1,03849277139</text:p>
          </table:table-cell>
          <table:table-cell table:formula="of:=[.C99]^2" office:value-type="float" office:value="1.07846723622928" calcext:value-type="float">
            <text:p>1,07846723622928</text:p>
          </table:table-cell>
          <table:table-cell table:formula="of:=ABS([.C99])" office:value-type="float" office:value="1.03849277139" calcext:value-type="float">
            <text:p>1,03849277139</text:p>
          </table:table-cell>
          <table:table-cell table:number-columns-repeated="4"/>
        </table:table-row>
        <table:table-row table:style-name="ro1">
          <table:table-cell office:value-type="float" office:value="0.011812569" calcext:value-type="float">
            <text:p>0,011812569</text:p>
          </table:table-cell>
          <table:table-cell table:formula="of:=[.A100]^2" office:value-type="float" office:value="0.000139536786379761" calcext:value-type="float">
            <text:p>0,000139536786379761</text:p>
          </table:table-cell>
          <table:table-cell table:formula="of:=[.A100]-[.$I$3]" office:value-type="float" office:value="-1.05687187539" calcext:value-type="float">
            <text:p>-1,05687187539</text:p>
          </table:table-cell>
          <table:table-cell table:formula="of:=[.C100]^2" office:value-type="float" office:value="1.11697816099038" calcext:value-type="float">
            <text:p>1,11697816099038</text:p>
          </table:table-cell>
          <table:table-cell table:formula="of:=ABS([.C100])" office:value-type="float" office:value="1.05687187539" calcext:value-type="float">
            <text:p>1,05687187539</text:p>
          </table:table-cell>
          <table:table-cell table:number-columns-repeated="4"/>
        </table:table-row>
        <table:table-row table:style-name="ro1">
          <table:table-cell office:value-type="float" office:value="0.183893113" calcext:value-type="float">
            <text:p>0,183893113</text:p>
          </table:table-cell>
          <table:table-cell table:formula="of:=[.A101]^2" office:value-type="float" office:value="0.0338166770088308" calcext:value-type="float">
            <text:p>0,0338166770088308</text:p>
          </table:table-cell>
          <table:table-cell table:formula="of:=[.A101]-[.$I$3]" office:value-type="float" office:value="-0.88479133139" calcext:value-type="float">
            <text:p>-0,88479133139</text:p>
          </table:table-cell>
          <table:table-cell table:formula="of:=[.C101]^2" office:value-type="float" office:value="0.782855700102889" calcext:value-type="float">
            <text:p>0,782855700102889</text:p>
          </table:table-cell>
          <table:table-cell table:formula="of:=ABS([.C101])" office:value-type="float" office:value="0.88479133139" calcext:value-type="float">
            <text:p>0,8847913313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2T16:31:13.938000000</dc:date>
    <meta:editing-duration>PT2H4M41S</meta:editing-duration>
    <meta:editing-cycles>1</meta:editing-cycles>
    <meta:document-statistic meta:table-count="1" meta:cell-count="513" meta:object-count="0"/>
    <meta:generator>LibreOffice/7.6.2.1$Windows_X86_64 LibreOffice_project/56f7684011345957bbf33a7ee678afaf4d2ba333</meta:generator>
  </office:meta>
</office:document-meta>
</file>